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792b5" officeooo:paragraph-rsid="002792b5"/>
    </style:style>
    <style:style style:name="P4" style:family="paragraph" style:parent-style-name="Standard">
      <style:paragraph-properties fo:text-align="start" style:justify-single-word="false"/>
      <style:text-properties fo:color="#c9211e" officeooo:rsid="002b1a95" officeooo:paragraph-rsid="002b1a95"/>
    </style:style>
    <style:style style:name="P5" style:family="paragraph" style:parent-style-name="Standard">
      <style:paragraph-properties fo:text-align="start" style:justify-single-word="false"/>
      <style:text-properties officeooo:rsid="0007e653" officeooo:paragraph-rsid="0007e653"/>
    </style:style>
    <style:style style:name="P6" style:family="paragraph" style:parent-style-name="Standard">
      <style:paragraph-properties fo:text-align="start" style:justify-single-word="false"/>
      <style:text-properties officeooo:rsid="0007e80c" officeooo:paragraph-rsid="0007e80c"/>
    </style:style>
    <style:style style:name="P7" style:family="paragraph" style:parent-style-name="Standard">
      <style:paragraph-properties fo:text-align="start" style:justify-single-word="false"/>
      <style:text-properties officeooo:rsid="0009d95a" officeooo:paragraph-rsid="0009d95a"/>
    </style:style>
    <style:style style:name="P8" style:family="paragraph" style:parent-style-name="Standard">
      <style:paragraph-properties fo:text-align="start" style:justify-single-word="false"/>
      <style:text-properties officeooo:rsid="000a41c6" officeooo:paragraph-rsid="000a41c6"/>
    </style:style>
    <style:style style:name="P9" style:family="paragraph" style:parent-style-name="Standard">
      <style:paragraph-properties fo:text-align="start" style:justify-single-word="false"/>
      <style:text-properties officeooo:rsid="000a4e50" officeooo:paragraph-rsid="000a4e50"/>
    </style:style>
    <style:style style:name="P10" style:family="paragraph" style:parent-style-name="Standard">
      <style:paragraph-properties fo:text-align="start" style:justify-single-word="false"/>
      <style:text-properties officeooo:rsid="000bfc27" officeooo:paragraph-rsid="000bfc27"/>
    </style:style>
    <style:style style:name="P11" style:family="paragraph" style:parent-style-name="Standard">
      <style:paragraph-properties fo:text-align="start" style:justify-single-word="false"/>
      <style:text-properties officeooo:rsid="000d5b5b" officeooo:paragraph-rsid="000d5b5b"/>
    </style:style>
    <style:style style:name="P12" style:family="paragraph" style:parent-style-name="Standard">
      <style:paragraph-properties fo:text-align="start" style:justify-single-word="false"/>
      <style:text-properties officeooo:rsid="000dcd36" officeooo:paragraph-rsid="000dcd36"/>
    </style:style>
    <style:style style:name="P13" style:family="paragraph" style:parent-style-name="Standard">
      <style:paragraph-properties fo:text-align="start" style:justify-single-word="false"/>
      <style:text-properties officeooo:rsid="000efb48" officeooo:paragraph-rsid="000efb48"/>
    </style:style>
    <style:style style:name="P14" style:family="paragraph" style:parent-style-name="Standard">
      <style:paragraph-properties fo:text-align="start" style:justify-single-word="false"/>
      <style:text-properties officeooo:rsid="000f9e50" officeooo:paragraph-rsid="000f9e50"/>
    </style:style>
    <style:style style:name="P15" style:family="paragraph" style:parent-style-name="Standard">
      <style:paragraph-properties fo:text-align="start" style:justify-single-word="false"/>
      <style:text-properties officeooo:rsid="001147d1" officeooo:paragraph-rsid="001147d1"/>
    </style:style>
    <style:style style:name="P16" style:family="paragraph" style:parent-style-name="Standard">
      <style:paragraph-properties fo:text-align="start" style:justify-single-word="false"/>
      <style:text-properties style:use-window-font-color="true" officeooo:rsid="0007e653" officeooo:paragraph-rsid="0007e653"/>
    </style:style>
    <style:style style:name="P17" style:family="paragraph" style:parent-style-name="Standard">
      <style:paragraph-properties fo:text-align="start" style:justify-single-word="false"/>
      <style:text-properties fo:color="#2a6099" officeooo:rsid="0007e80c" officeooo:paragraph-rsid="0007e80c"/>
    </style:style>
    <style:style style:name="P18" style:family="paragraph" style:parent-style-name="Standard">
      <style:paragraph-properties fo:text-align="start" style:justify-single-word="false"/>
      <style:text-properties fo:color="#2a6099" officeooo:rsid="000a41c6" officeooo:paragraph-rsid="000a41c6"/>
    </style:style>
    <style:style style:name="P19" style:family="paragraph" style:parent-style-name="Standard">
      <style:paragraph-properties fo:text-align="start" style:justify-single-word="false"/>
      <style:text-properties fo:color="#2a6099" officeooo:rsid="000a4e50" officeooo:paragraph-rsid="000a4e50"/>
    </style:style>
    <style:style style:name="P20" style:family="paragraph" style:parent-style-name="Standard">
      <style:paragraph-properties fo:text-align="start" style:justify-single-word="false"/>
      <style:text-properties fo:color="#2a6099" officeooo:rsid="000bfc27" officeooo:paragraph-rsid="000bfc27"/>
    </style:style>
    <style:style style:name="P21" style:family="paragraph" style:parent-style-name="Standard">
      <style:paragraph-properties fo:text-align="start" style:justify-single-word="false"/>
      <style:text-properties fo:color="#2a6099" officeooo:rsid="001147d1" officeooo:paragraph-rsid="001147d1"/>
    </style:style>
    <style:style style:name="P22" style:family="paragraph" style:parent-style-name="Standard">
      <style:paragraph-properties fo:text-align="start" style:justify-single-word="false"/>
      <style:text-properties fo:color="#2a6099" officeooo:rsid="000dcd36" officeooo:paragraph-rsid="000dcd36"/>
    </style:style>
    <style:style style:name="P23" style:family="paragraph" style:parent-style-name="Standard">
      <style:paragraph-properties fo:text-align="start" style:justify-single-word="false"/>
      <style:text-properties fo:color="#2a6099" officeooo:rsid="000efb48" officeooo:paragraph-rsid="000efb48"/>
    </style:style>
    <style:style style:name="P24" style:family="paragraph" style:parent-style-name="Standard">
      <style:paragraph-properties fo:text-align="start" style:justify-single-word="false"/>
      <style:text-properties fo:color="#2a6099" officeooo:rsid="0017831e" officeooo:paragraph-rsid="0017831e"/>
    </style:style>
    <style:style style:name="P25" style:family="paragraph" style:parent-style-name="Standard">
      <style:paragraph-properties fo:text-align="start" style:justify-single-word="false"/>
      <style:text-properties fo:color="#2a6099" officeooo:rsid="0018d877" officeooo:paragraph-rsid="0018d877"/>
    </style:style>
    <style:style style:name="P26" style:family="paragraph" style:parent-style-name="Standard">
      <style:paragraph-properties fo:text-align="start" style:justify-single-word="false"/>
      <style:text-properties fo:color="#2a6099" officeooo:rsid="001b20fe" officeooo:paragraph-rsid="001b20fe"/>
    </style:style>
    <style:style style:name="P27" style:family="paragraph" style:parent-style-name="Standard">
      <style:paragraph-properties fo:text-align="start" style:justify-single-word="false"/>
      <style:text-properties fo:color="#ff0000" officeooo:rsid="000d5b5b" officeooo:paragraph-rsid="000d5b5b"/>
    </style:style>
    <style:style style:name="P28" style:family="paragraph" style:parent-style-name="Standard">
      <style:paragraph-properties fo:text-align="start" style:justify-single-word="false"/>
      <style:text-properties fo:color="#ff0000" officeooo:rsid="000dcd36" officeooo:paragraph-rsid="000dcd36"/>
    </style:style>
    <style:style style:name="P29" style:family="paragraph" style:parent-style-name="Standard">
      <style:paragraph-properties fo:text-align="start" style:justify-single-word="false"/>
      <style:text-properties fo:color="#ff0000" officeooo:rsid="000f9e50" officeooo:paragraph-rsid="000f9e50"/>
    </style:style>
    <style:style style:name="P30" style:family="paragraph" style:parent-style-name="Standard">
      <style:paragraph-properties fo:text-align="start" style:justify-single-word="false"/>
      <style:text-properties officeooo:rsid="0017831e" officeooo:paragraph-rsid="0017831e"/>
    </style:style>
    <style:style style:name="P31" style:family="paragraph" style:parent-style-name="Standard">
      <style:paragraph-properties fo:text-align="start" style:justify-single-word="false"/>
      <style:text-properties officeooo:paragraph-rsid="000f9e50"/>
    </style:style>
    <style:style style:name="P32" style:family="paragraph" style:parent-style-name="Standard">
      <style:paragraph-properties fo:text-align="start" style:justify-single-word="false"/>
      <style:text-properties officeooo:paragraph-rsid="00377d18"/>
    </style:style>
    <style:style style:name="P33" style:family="paragraph" style:parent-style-name="Standard">
      <style:paragraph-properties fo:text-align="start" style:justify-single-word="false"/>
      <style:text-properties officeooo:paragraph-rsid="003894b0"/>
    </style:style>
    <style:style style:name="P34" style:family="paragraph" style:parent-style-name="Standard">
      <style:paragraph-properties fo:text-align="start" style:justify-single-word="false"/>
      <style:text-properties officeooo:rsid="001b20fe" officeooo:paragraph-rsid="001b20fe"/>
    </style:style>
    <style:style style:name="P35" style:family="paragraph" style:parent-style-name="Standard">
      <style:paragraph-properties fo:text-align="start" style:justify-single-word="false"/>
      <style:text-properties officeooo:rsid="001bf287" officeooo:paragraph-rsid="001bf287"/>
    </style:style>
    <style:style style:name="P36" style:family="paragraph" style:parent-style-name="Standard">
      <style:paragraph-properties fo:text-align="start" style:justify-single-word="false"/>
      <style:text-properties officeooo:rsid="001d85b1" officeooo:paragraph-rsid="001d85b1"/>
    </style:style>
    <style:style style:name="P37" style:family="paragraph" style:parent-style-name="Standard">
      <style:paragraph-properties fo:text-align="start" style:justify-single-word="false"/>
      <style:text-properties fo:color="#000000" officeooo:rsid="00223c7a" officeooo:paragraph-rsid="00223c7a"/>
    </style:style>
    <style:style style:name="P38" style:family="paragraph" style:parent-style-name="Standard">
      <style:paragraph-properties fo:text-align="start" style:justify-single-word="false"/>
      <style:text-properties fo:color="#000000" officeooo:rsid="00223c7a" officeooo:paragraph-rsid="002391bd"/>
    </style:style>
    <style:style style:name="P39" style:family="paragraph" style:parent-style-name="Standard">
      <style:paragraph-properties fo:text-align="start" style:justify-single-word="false"/>
      <style:text-properties fo:color="#000000" style:font-name="Liberation Serif1" officeooo:rsid="002391bd" officeooo:paragraph-rsid="002391bd"/>
    </style:style>
    <style:style style:name="P40" style:family="paragraph" style:parent-style-name="Standard">
      <style:paragraph-properties fo:text-align="start" style:justify-single-word="false"/>
      <style:text-properties fo:color="#000000" style:font-name="Liberation Serif1" officeooo:rsid="0024c6b7" officeooo:paragraph-rsid="0024c6b7"/>
    </style:style>
    <style:style style:name="P41" style:family="paragraph" style:parent-style-name="Standard">
      <style:paragraph-properties fo:text-align="start" style:justify-single-word="false"/>
      <style:text-properties fo:color="#000000" style:font-name="Liberation Serif1" officeooo:rsid="0024c6b7" officeooo:paragraph-rsid="003434e7"/>
    </style:style>
    <style:style style:name="P42" style:family="paragraph" style:parent-style-name="Standard">
      <style:paragraph-properties fo:text-align="start" style:justify-single-word="false"/>
      <style:text-properties fo:color="#000000" style:font-name="Liberation Serif1" officeooo:rsid="0024c6b7" officeooo:paragraph-rsid="003a8a02"/>
    </style:style>
    <style:style style:name="P43" style:family="paragraph" style:parent-style-name="Standard">
      <style:paragraph-properties fo:text-align="start" style:justify-single-word="false"/>
      <style:text-properties fo:color="#000000" style:font-name="Liberation Serif1" officeooo:rsid="002d960b" officeooo:paragraph-rsid="002d960b"/>
    </style:style>
    <style:style style:name="P44" style:family="paragraph" style:parent-style-name="Standard">
      <style:paragraph-properties fo:text-align="start" style:justify-single-word="false"/>
      <style:text-properties fo:color="#000000" style:font-name="Liberation Serif1" officeooo:rsid="002e579c" officeooo:paragraph-rsid="002d960b"/>
    </style:style>
    <style:style style:name="P45" style:family="paragraph" style:parent-style-name="Standard">
      <style:paragraph-properties fo:text-align="start" style:justify-single-word="false"/>
      <style:text-properties fo:color="#000000" style:font-name="Liberation Serif1" officeooo:rsid="002e579c" officeooo:paragraph-rsid="002e579c"/>
    </style:style>
    <style:style style:name="P46"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47" style:family="paragraph" style:parent-style-name="Standard">
      <style:paragraph-properties fo:text-align="start" style:justify-single-word="false"/>
      <style:text-properties fo:color="#000000" style:font-name="Liberation Serif1" officeooo:rsid="00323d2d" officeooo:paragraph-rsid="00323d2d"/>
    </style:style>
    <style:style style:name="P48"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49"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0"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1"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2"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53"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4"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55"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56" style:family="paragraph" style:parent-style-name="Standard">
      <style:paragraph-properties fo:text-align="start" style:justify-single-word="false"/>
      <style:text-properties fo:color="#000000" style:font-name="Liberation Serif1" officeooo:rsid="003434e7" officeooo:paragraph-rsid="003434e7"/>
    </style:style>
    <style:style style:name="P57" style:family="paragraph" style:parent-style-name="Standard">
      <style:paragraph-properties fo:text-align="start" style:justify-single-word="false"/>
      <style:text-properties fo:color="#000000" style:font-name="Liberation Serif1" officeooo:rsid="003434e7" officeooo:paragraph-rsid="003a8a02"/>
    </style:style>
    <style:style style:name="P58" style:family="paragraph" style:parent-style-name="Standard">
      <style:paragraph-properties fo:text-align="start" style:justify-single-word="false"/>
      <style:text-properties fo:color="#000000" officeooo:rsid="0024c6b7" officeooo:paragraph-rsid="0024c6b7"/>
    </style:style>
    <style:style style:name="P59" style:family="paragraph" style:parent-style-name="Standard">
      <style:paragraph-properties fo:text-align="start" style:justify-single-word="false"/>
      <style:text-properties fo:color="#000000" officeooo:rsid="0024c6b7" officeooo:paragraph-rsid="003434e7"/>
    </style:style>
    <style:style style:name="P60" style:family="paragraph" style:parent-style-name="Standard">
      <style:paragraph-properties fo:text-align="start" style:justify-single-word="false"/>
      <style:text-properties fo:color="#000000" officeooo:rsid="0024c6b7" officeooo:paragraph-rsid="003a8a02"/>
    </style:style>
    <style:style style:name="P61" style:family="paragraph" style:parent-style-name="Standard">
      <style:paragraph-properties fo:text-align="start" style:justify-single-word="false"/>
      <style:text-properties fo:color="#000000" officeooo:rsid="00265606" officeooo:paragraph-rsid="00265606"/>
    </style:style>
    <style:style style:name="P62" style:family="paragraph" style:parent-style-name="Standard">
      <style:paragraph-properties fo:text-align="start" style:justify-single-word="false"/>
      <style:text-properties fo:color="#000000" officeooo:rsid="002792b5" officeooo:paragraph-rsid="002792b5"/>
    </style:style>
    <style:style style:name="P63" style:family="paragraph" style:parent-style-name="Standard">
      <style:paragraph-properties fo:text-align="start" style:justify-single-word="false"/>
      <style:text-properties fo:color="#000000" officeooo:rsid="0029e8be" officeooo:paragraph-rsid="0029e8be"/>
    </style:style>
    <style:style style:name="P64" style:family="paragraph" style:parent-style-name="Standard">
      <style:paragraph-properties fo:text-align="start" style:justify-single-word="false"/>
      <style:text-properties fo:color="#000000" officeooo:rsid="002b1a95" officeooo:paragraph-rsid="002b1a95"/>
    </style:style>
    <style:style style:name="P65" style:family="paragraph" style:parent-style-name="Standard">
      <style:paragraph-properties fo:text-align="start" style:justify-single-word="false"/>
      <style:text-properties fo:color="#000000" officeooo:rsid="002c4f4f" officeooo:paragraph-rsid="002c4f4f"/>
    </style:style>
    <style:style style:name="P66" style:family="paragraph" style:parent-style-name="Standard">
      <style:paragraph-properties fo:text-align="start" style:justify-single-word="false"/>
      <style:text-properties fo:color="#000000" officeooo:rsid="002d960b" officeooo:paragraph-rsid="002d960b"/>
    </style:style>
    <style:style style:name="P67" style:family="paragraph" style:parent-style-name="Standard">
      <style:paragraph-properties fo:text-align="start" style:justify-single-word="false"/>
      <style:text-properties fo:color="#000000" officeooo:rsid="002e579c" officeooo:paragraph-rsid="002e579c"/>
    </style:style>
    <style:style style:name="P68"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69"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70"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71"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72"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73"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74"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79"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80" style:family="paragraph" style:parent-style-name="Standard">
      <style:paragraph-properties fo:text-align="start" style:justify-single-word="false"/>
      <style:text-properties officeooo:rsid="003a8a02" officeooo:paragraph-rsid="003a8a02"/>
    </style:style>
    <style:style style:name="P81" style:family="paragraph" style:parent-style-name="Standard">
      <style:paragraph-properties fo:text-align="start" style:justify-single-word="false"/>
      <style:text-properties officeooo:rsid="003b63c2" officeooo:paragraph-rsid="003b63c2"/>
    </style:style>
    <style:style style:name="P82" style:family="paragraph" style:parent-style-name="Table_20_Contents">
      <style:paragraph-properties fo:text-align="start" style:justify-single-word="false"/>
      <style:text-properties officeooo:rsid="00282119" officeooo:paragraph-rsid="00282119"/>
    </style:style>
    <style:style style:name="P83" style:family="paragraph" style:parent-style-name="Table_20_Contents">
      <style:paragraph-properties fo:text-align="start" style:justify-single-word="false"/>
      <style:text-properties officeooo:rsid="002c4f4f" officeooo:paragraph-rsid="002c4f4f"/>
    </style:style>
    <style:style style:name="P84" style:family="paragraph" style:parent-style-name="Table_20_Contents">
      <style:paragraph-properties fo:text-align="start" style:justify-single-word="false"/>
      <style:text-properties style:font-name="Liberation Serif1"/>
    </style:style>
    <style:style style:name="P85" style:family="paragraph" style:parent-style-name="Table_20_Contents">
      <style:paragraph-properties fo:text-align="start" style:justify-single-word="false"/>
      <style:text-properties style:font-name="Liberation Serif1" officeooo:paragraph-rsid="003a8a02"/>
    </style:style>
    <style:style style:name="P86" style:family="paragraph" style:parent-style-name="Table_20_Contents">
      <style:paragraph-properties fo:text-align="start" style:justify-single-word="false"/>
      <style:text-properties style:font-name="Liberation Serif1" officeooo:rsid="003434e7" officeooo:paragraph-rsid="003434e7"/>
    </style:style>
    <style:style style:name="P87" style:family="paragraph" style:parent-style-name="Table_20_Contents">
      <style:paragraph-properties fo:text-align="start" style:justify-single-word="false"/>
      <style:text-properties style:font-name="Liberation Serif1" officeooo:rsid="003434e7" officeooo:paragraph-rsid="0034ee5c"/>
    </style:style>
    <style:style style:name="P88" style:family="paragraph" style:parent-style-name="Table_20_Contents">
      <style:paragraph-properties fo:text-align="start" style:justify-single-word="false"/>
      <style:text-properties style:font-name="Liberation Serif1" officeooo:rsid="003434e7" officeooo:paragraph-rsid="003a8a02"/>
    </style:style>
    <style:style style:name="P89" style:family="paragraph" style:parent-style-name="Table_20_Contents">
      <style:paragraph-properties fo:text-align="start" style:justify-single-word="false"/>
      <style:text-properties style:font-name="Liberation Serif1" officeooo:rsid="003a8a02" officeooo:paragraph-rsid="003a8a02"/>
    </style:style>
    <style:style style:name="P90" style:family="paragraph" style:parent-style-name="Table_20_Contents">
      <style:paragraph-properties fo:text-align="start" style:justify-single-word="false"/>
      <style:text-properties officeooo:rsid="003a8a02" officeooo:paragraph-rsid="003a8a02"/>
    </style:style>
    <style:style style:name="P91"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894b0"/>
    </style:style>
    <style:style style:name="P92"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a8a02"/>
    </style:style>
    <style:style style:name="P93" style:family="paragraph" style:parent-style-name="Standard">
      <style:paragraph-properties fo:text-align="start" style:justify-single-word="false"/>
      <style:text-properties fo:color="#000000" style:text-position="0% 100%" style:font-name="Liberation Serif1" style:text-underline-style="none" officeooo:rsid="003a8a02" officeooo:paragraph-rsid="003a8a02"/>
    </style:style>
    <style:style style:name="P94"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a8a02"/>
    </style:style>
    <style:style style:name="P95"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b63c2"/>
    </style:style>
    <style:style style:name="P96"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3cb2f2"/>
    </style:style>
    <style:style style:name="P97"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402cb8"/>
    </style:style>
    <style:style style:name="P98"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99"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218fd"/>
    </style:style>
    <style:style style:name="P100"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101"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102"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39cfa"/>
    </style:style>
    <style:style style:name="P103" style:family="paragraph" style:parent-style-name="Standard">
      <style:paragraph-properties fo:text-align="start" style:justify-single-word="false"/>
      <style:text-properties fo:color="#000000" style:text-position="0% 100%" style:font-name="Liberation Serif1" style:text-underline-style="none" officeooo:rsid="00439cfa" officeooo:paragraph-rsid="00439cfa"/>
    </style:style>
    <style:style style:name="P104" style:family="paragraph" style:parent-style-name="Standard">
      <style:paragraph-properties fo:text-align="start" style:justify-single-word="false"/>
      <style:text-properties officeooo:paragraph-rsid="00402cb8"/>
    </style:style>
    <style:style style:name="P105" style:family="paragraph" style:parent-style-name="Standard">
      <style:paragraph-properties fo:text-align="start" style:justify-single-word="false"/>
      <style:text-properties officeooo:paragraph-rsid="00439cfa"/>
    </style:style>
    <style:style style:name="P106" style:family="paragraph" style:parent-style-name="Standard">
      <style:paragraph-properties fo:text-align="start" style:justify-single-word="false"/>
      <style:text-properties officeooo:rsid="00402cb8" officeooo:paragraph-rsid="00402cb8"/>
    </style:style>
    <style:style style:name="P107" style:family="paragraph" style:parent-style-name="Standard">
      <style:paragraph-properties fo:text-align="start" style:justify-single-word="false"/>
      <style:text-properties officeooo:rsid="004218fd" officeooo:paragraph-rsid="004218fd"/>
    </style:style>
    <style:style style:name="P108" style:family="paragraph" style:parent-style-name="Standard">
      <style:paragraph-properties fo:text-align="start" style:justify-single-word="false"/>
      <style:text-properties officeooo:rsid="00439cfa" officeooo:paragraph-rsid="00439cfa"/>
    </style:style>
    <style:style style:name="P109" style:family="paragraph">
      <loext:graphic-properties draw:fill="none" draw:fill-color="#ffffff"/>
    </style:style>
    <style:style style:name="P110" style:family="paragraph">
      <loext:graphic-properties draw:fill="none" draw:fill-color="#00a933"/>
      <style:paragraph-properties fo:text-align="center"/>
    </style:style>
    <style:style style:name="P111" style:family="paragraph">
      <loext:graphic-properties draw:fill-color="#00a933"/>
      <style:paragraph-properties fo:text-align="center"/>
    </style:style>
    <style:style style:name="P112" style:family="paragraph">
      <style:paragraph-properties fo:text-align="center"/>
    </style:style>
    <style:style style:name="P113" style:family="paragraph">
      <style:paragraph-properties fo:text-align="center"/>
      <style:text-properties fo:font-size="12pt"/>
    </style:style>
    <style:style style:name="P114" style:family="paragraph">
      <loext:graphic-properties draw:fill-color="#ff0000"/>
      <style:paragraph-properties fo:text-align="center"/>
    </style:style>
    <style:style style:name="P115" style:family="paragraph">
      <loext:graphic-properties draw:fill="none"/>
      <style:paragraph-properties fo:text-align="center"/>
    </style:style>
    <style:style style:name="P116" style:family="paragraph">
      <loext:graphic-properties draw:fill="none" draw:fill-color="#ffffff"/>
      <style:paragraph-properties style:writing-mode="lr-tb"/>
    </style:style>
    <style:style style:name="P117" style:family="paragraph">
      <style:paragraph-properties style:writing-mode="lr-tb"/>
    </style:style>
    <style:style style:name="P118"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0% 100%"/>
    </style:style>
    <style:style style:name="T35" style:family="text">
      <style:text-properties style:text-position="0% 100%" style:font-name="Liberation Serif1"/>
    </style:style>
    <style:style style:name="T36" style:family="text">
      <style:text-properties style:text-position="0% 100%" officeooo:rsid="002e579c"/>
    </style:style>
    <style:style style:name="T37" style:family="text">
      <style:text-properties style:text-position="0% 100%" officeooo:rsid="00323d2d"/>
    </style:style>
    <style:style style:name="T38" style:family="text">
      <style:text-properties style:text-position="0% 100%" officeooo:rsid="0034ee5c"/>
    </style:style>
    <style:style style:name="T39" style:family="text">
      <style:text-properties style:text-position="0% 100%" officeooo:rsid="002391bd"/>
    </style:style>
    <style:style style:name="T40" style:family="text">
      <style:text-properties style:text-position="0% 100%" officeooo:rsid="0036dd92"/>
    </style:style>
    <style:style style:name="T41" style:family="text">
      <style:text-properties style:text-position="0% 100%" officeooo:rsid="003b63c2"/>
    </style:style>
    <style:style style:name="T42" style:family="text">
      <style:text-properties officeooo:rsid="00323d2d"/>
    </style:style>
    <style:style style:name="T43" style:family="text">
      <style:text-properties fo:color="#000000" style:text-position="0% 100%" style:font-name="Liberation Serif1" style:text-underline-style="none"/>
    </style:style>
    <style:style style:name="T44" style:family="text">
      <style:text-properties fo:color="#000000" style:text-position="0% 100%" style:font-name="Liberation Serif1" style:text-underline-style="none" officeooo:rsid="00323d2d"/>
    </style:style>
    <style:style style:name="T45" style:family="text">
      <style:text-properties fo:color="#000000" style:text-position="0% 100%" style:font-name="Liberation Serif1" style:text-underline-style="none" officeooo:rsid="00377d18"/>
    </style:style>
    <style:style style:name="T46" style:family="text">
      <style:text-properties fo:color="#000000" style:text-position="0% 100%" style:font-name="Liberation Serif1" style:text-underline-style="none" officeooo:rsid="0036dd92"/>
    </style:style>
    <style:style style:name="T47" style:family="text">
      <style:text-properties fo:color="#000000" style:text-position="0% 100%" style:font-name="Liberation Serif1" style:text-underline-style="none" officeooo:rsid="003894b0"/>
    </style:style>
    <style:style style:name="T48" style:family="text">
      <style:text-properties fo:color="#000000" style:text-position="0% 100%" style:font-name="Liberation Serif1" style:text-underline-style="none" officeooo:rsid="003a8a02"/>
    </style:style>
    <style:style style:name="T49" style:family="text">
      <style:text-properties fo:color="#000000" style:text-position="0% 100%" style:font-name="Liberation Serif1" style:text-underline-style="none" officeooo:rsid="003b63c2"/>
    </style:style>
    <style:style style:name="T50" style:family="text">
      <style:text-properties fo:color="#000000" style:text-position="0% 100%" style:font-name="Liberation Serif1" style:text-underline-style="none" officeooo:rsid="00402cb8"/>
    </style:style>
    <style:style style:name="T51" style:family="text">
      <style:text-properties fo:color="#000000" style:text-position="0% 100%" style:font-name="Liberation Serif1" style:text-underline-style="none" officeooo:rsid="004218fd"/>
    </style:style>
    <style:style style:name="T52" style:family="text">
      <style:text-properties fo:color="#000000" style:text-position="0% 100%" style:font-name="Liberation Serif1" style:text-underline-style="none" officeooo:rsid="00439cfa"/>
    </style:style>
    <style:style style:name="T53" style:family="text">
      <style:text-properties fo:color="#000000" style:text-position="sub 58%" style:font-name="Liberation Serif1" style:text-underline-style="none"/>
    </style:style>
    <style:style style:name="T54" style:family="text">
      <style:text-properties fo:color="#000000" style:text-position="sub 58%" style:font-name="Liberation Serif1" style:text-underline-style="none" officeooo:rsid="00323d2d"/>
    </style:style>
    <style:style style:name="T55" style:family="text">
      <style:text-properties fo:color="#000000" style:text-position="super 58%" style:font-name="Liberation Serif1" style:text-underline-style="none" officeooo:rsid="00439cfa"/>
    </style:style>
    <style:style style:name="T56" style:family="text">
      <style:text-properties fo:font-weight="bold" officeooo:rsid="00377d18" style:font-weight-asian="bold" style:font-weight-complex="bold"/>
    </style:style>
    <style:style style:name="T57" style:family="text">
      <style:text-properties officeooo:rsid="003434e7"/>
    </style:style>
    <style:style style:name="T58" style:family="text">
      <style:text-properties officeooo:rsid="0034ee5c"/>
    </style:style>
    <style:style style:name="T59" style:family="text">
      <style:text-properties officeooo:rsid="0036dd92"/>
    </style:style>
    <style:style style:name="T60" style:family="text">
      <style:text-properties officeooo:rsid="00377d18"/>
    </style:style>
    <style:style style:name="T61" style:family="text">
      <style:text-properties fo:font-weight="normal" officeooo:rsid="00377d18" style:font-weight-asian="normal" style:font-weight-complex="normal"/>
    </style:style>
    <style:style style:name="T6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63"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64" style:family="text">
      <style:text-properties officeooo:rsid="003894b0"/>
    </style:style>
    <style:style style:name="T65" style:family="text">
      <style:text-properties officeooo:rsid="003a8a02"/>
    </style:style>
    <style:style style:name="T66" style:family="text">
      <style:text-properties officeooo:rsid="003b63c2"/>
    </style:style>
    <style:style style:name="T67" style:family="text">
      <style:text-properties officeooo:rsid="003cb2f2"/>
    </style:style>
    <style:style style:name="T68" style:family="text">
      <style:text-properties style:text-position="super 58%"/>
    </style:style>
    <style:style style:name="T69" style:family="text">
      <style:text-properties officeooo:rsid="00402cb8"/>
    </style:style>
    <style:style style:name="T70" style:family="text">
      <style:text-properties officeooo:rsid="004218fd"/>
    </style:style>
    <style:style style:name="T71" style:family="text">
      <style:text-properties officeooo:rsid="00439cfa"/>
    </style:style>
    <style:style style:name="gr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draw:fill-color="#00a933" draw:textarea-vertical-align="middle" draw:auto-grow-height="false" fo:min-height="1.078cm" fo:min-width="0.049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00a933" draw:textarea-vertical-align="middle" draw:auto-grow-height="false" fo:min-height="1.078cm" fo:min-width="0.19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00a9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fondamentaux de l’économie : initiation aux principaux concepts, mécanismes et raisonnements économiques, bases de l’analyse économique tant que micro e<text:span text:style-name="T5">t macro.</text:span></text:p>
      <text:p text:style-name="P16"/>
      <text:p text:style-name="P17">Partie 1 : Le circuit ou l’approche macroéconomique</text:p>
      <text:p text:style-name="P6"/>
      <text:p text:style-name="P6"><text:tab/>Chapitre 1 : Comptabilité nationale (PIB, équilibre emplois-ressources)</text:p>
      <text:p text:style-name="P6"><text:tab/>Chapitre 2 : Politique budgétaire (IS) Investissement épargne</text:p>
      <text:p text:style-name="P6"><text:tab/>Chapitre 3 : Politique monétaire (IS-LM) Liquidité L-demande M-offre fixé par la BCE</text:p>
      <text:p text:style-name="P6"><text:tab/>Chapitre 4 : Marché du travail (différentes explications du chômage)</text:p>
      <text:p text:style-name="P6"><text:tab/>Chapitre 5 : Croissance économique (Solow, croissance endogène)</text:p>
      <text:p text:style-name="P6"/>
      <text:p text:style-name="P17">Partie 2 : Le marché ou l’approche microéconomique</text:p>
      <text:p text:style-name="P6"/>
      <text:p text:style-name="P6"><text:tab/>Chapitre 1 : l’Offre et la demande</text:p>
      <text:p text:style-name="P6"><text:tab/>Chapitre 2 : Détermination des prix et concurrence</text:p>
      <text:p text:style-name="P6"/>
      <text:p text:style-name="P6"/>
      <text:p text:style-name="P7">Les sciences économiques: L’économie recouvre 3 domaines essentiels</text:p>
      <text:p text:style-name="P7"/>
      <text:p text:style-name="P7">1. L’analyse économique, avec pour objet de mettre en évidence les relationsde cause à effet entre des phénomènes économiques (objective et scientifique)</text:p>
      <text:p text:style-name="P7"/>
      <text:p text:style-name="P7">2. La doctrine économique, est normative car les</text:p>
      <text:p text:style-name="P7"/>
      <text:p text:style-name="P7">3. La politique économique</text:p>
      <text:p text:style-name="P7"/>
      <text:p text:style-name="P7">L’analyse économique se décompose en deux branches: la microéconomie et la macroéconom<text:span text:style-name="T2">ie</text:span></text:p>
      <text:p text:style-name="P7"/>
      <text:p text:style-name="P7"/>
      <text:p text:style-name="P8">Les concepts de base:</text:p>
      <text:p text:style-name="P8"/>
      <text:p text:style-name="P18">1.2 <text:span text:style-name="T7">L</text:span>es principaux agrégats</text:p>
      <text:p text:style-name="P8">agrégats = grandeurs synthétiques qui mesurent le résultat de l’activité de l’ensemble de l’économie</text:p>
      <text:p text:style-name="P8"/>
      <text:p text:style-name="P8">exemples: C, CI, I S, G, X, M, T</text:p>
      <text:p text:style-name="P8">- La consommation C (ou consommation finale)</text:p>
      <text:p text:style-name="P8">- La consommation intermédiaire CI</text:p>
      <text:p text:style-name="P8">- L’investissement I (ou formation brute de capital fixe, FBCF)</text:p>
      <text:p text:style-name="P8">- L’épargne S</text:p>
      <text:p text:style-name="P8">- Les dépenses publiques G</text:p>
      <text:p text:style-name="P8">- Les exportations X</text:p>
      <text:p text:style-name="P8">- Les importations M</text:p>
      <text:p text:style-name="P8">- Les impôts T</text:p>
      <text:p text:style-name="P8"/>
      <text:p text:style-name="P8"/>
      <text:p text:style-name="P8"/>
      <text:p text:style-name="P8"/>
      <text:p text:style-name="P8"/>
      <text:p text:style-name="P8"/>
      <text:p text:style-name="P8"/>
      <text:p text:style-name="P19"><text:soft-page-break/>1.3 <text:span text:style-name="T7">L</text:span>es agents</text:p>
      <text:p text:style-name="P9"><text:tab/>On retient en général 4 agents macroéconomiques</text:p>
      <text:p text:style-name="P9">Les ménages</text:p>
      <text:p text:style-name="P9">Les entreprises</text:p>
      <text:p text:style-name="P9">Le gouvernement</text:p>
      <text:p text:style-name="P9">Les institutions financières</text:p>
      <text:p text:style-name="P9">RDM ( le reste du monde )</text:p>
      <text:p text:style-name="P9"/>
      <text:p text:style-name="P19">1.4 Les marchés</text:p>
      <text:p text:style-name="P9"><text:tab/>5 marchés où sont déterminés 4 prix</text:p>
      <text:p text:style-name="P9"/>
      <text:p text:style-name="P9">-Le marché des biens et services → P: prix monétaire du bien</text:p>
      <text:p text:style-name="P9">-Le marché du travail → W: Salaire nominal (demande entreprise, offre les ménages)</text:p>
      <text:p text:style-name="P9">-Le marché monétaire → r: taux d’intérêt nominal (demande les préférences, offre fixé par la banque centrale)</text:p>
      <text:p text:style-name="P9">-Le marché des Titres → r: taux d’intérêt nominal</text:p>
      <text:p text:style-name="P9">-Le marché des changes → e: taux de change nominal</text:p>
      <text:p text:style-name="P9"/>
      <text:p text:style-name="P20">1.5 Le temps et l’analyse macroéconomique</text:p>
      <text:p text:style-name="P10"><text:tab/>3 horizons ou temps d’analyse:</text:p>
      <text:p text:style-name="P10">-Le court terme inférieur à 2 ans</text:p>
      <text:p text:style-name="P10">-Le moyen terme jusqu’à 6 ans</text:p>
      <text:p text:style-name="P10">-Long terme au-dessus de 6 ans</text:p>
      <text:p text:style-name="P10"/>
      <text:p text:style-name="P20">1.6 Les modèles macroéconomiques</text:p>
      <text:p text:style-name="P10"/>
      <text:p text:style-name="P10">La mesure du revenu </text:p>
      <text:p text:style-name="P10"><text:span text:style-name="T8">PIB-Produit Intérieur Brut:</text:span> un agrégat économique correspondant à la production globale d’un pays, c-à-d la somme de toutes les valeurs ajoutées produites dans un pays donné au cours des 12 derniers mois.</text:p>
      <text:p text:style-name="P10"/>
      <text:p text:style-name="P10"><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0"/>
      <text:p text:style-name="P11"><text:span text:style-name="T8">Croissance économique:</text:span> mesure l’augmentation du PIB</text:p>
      <text:p text:style-name="P11"/>
      <text:p text:style-name="P11"><text:span text:style-name="T8">Ralentissement économique:</text:span> Baisse de la croissance économique mais celle-ci reste toujours positive: Le PIB croit mais moins rapidement que lors de la période précédente.</text:p>
      <text:p text:style-name="P11"/>
      <text:p text:style-name="P11"><text:span text:style-name="T8">Récession économique:</text:span> Récul de l’activité économique généralement mesurée par le PIB. En France, l’INSEE définit la récession comme une période d’au moins</text:p>
      <text:p text:style-name="P11"/>
      <text:p text:style-name="P27">La dépression économique:</text:p>
      <text:p text:style-name="P11"/>
      <text:p text:style-name="P11">Il existe 3 méthodes pour calculer le PIB</text:p>
      <text:p text:style-name="P11"/>
      <text:p text:style-name="P11">-La méthode des produits:</text:p>
      <text:p text:style-name="P11">-La méthode des dépenses: consiste à additionner les dépenses nécessaires pour acheter la production</text:p>
      <text:p text:style-name="P28"><text:soft-page-break/>TD1-Exercice 1:</text:p>
      <text:p text:style-name="P28"/>
      <text:p text:style-name="P12"/>
      <text:p text:style-name="P12">1. Une réduction du taux de chômage suppose une forte croissance du PIB?</text:p>
      <text:p text:style-name="P12"><text:span text:style-name="T6">Vrai. L’ideal pour répondre a cette question est la loi d’Okun car celle-ci décrit une rélation linéaire empirique entre le taux de croissance PIB et la variation du taux de chômage</text:span>.</text:p>
      <text:p text:style-name="P12"/>
      <text:p text:style-name="P12">2.Si l’indice des prix à la consommation est de 108 au Japon et de 104 aux Etats-Unis, cela signifie que le taux d’inflation est plus élevé au Japon qu’aux Etats-Unis</text:p>
      <text:p text:style-name="P22">Faux. Car il n’y a pas d’année de référence pour faire la comparaison.</text:p>
      <text:p text:style-name="P12"/>
      <text:p text:style-name="P12">3.Le mariage d’un homme avec sa femme de ménage (si celle-ci continue à faire le ménage pour le couple) réduit le PIB d’une nation.</text:p>
      <text:p text:style-name="P23">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3"/>
      <text:p text:style-name="P13">4.A l’aide du cours, <text:span text:style-name="T10">vour définirez les termes : Microéconomie et Macroéconomie.</text:span></text:p>
      <text:p text:style-name="P13"/>
      <text:p text:style-name="P24">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4"/>
      <text:p text:style-name="P24">MACROECONOMIE : est centrée sur l’analyse des comportements d’une économie nationale et sur l’étude des relations qu’elle entretient avec les économies étrangères.</text:p>
      <text:p text:style-name="P24">(au lieu de s’intéresser au consommateur, la macroéconomie étudie la consommation de l’ensemble des ménages).</text:p>
      <text:p text:style-name="P13"/>
      <text:p text:style-name="P13">5.Vous rappellerez la def<text:span text:style-name="T10">inition du PIB et évoquerez les principales limites de cet indicateur.</text:span></text:p>
      <text:p text:style-name="P13"/>
      <text:p text:style-name="P24">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4">Le PIB est un bon indicateur de la richesse matérielle d’un pays, il permet de mesurer la richesse réellement créée dans un pays.</text:p>
      <text:p text:style-name="P24">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4">Comme le PIB est égale à la somme des valeurs ajoutées, cela évite des doubles comptes et permet donc d’avoir une mesure exacte des richesses.</text:p>
      <text:p text:style-name="P24">Le PIB permet de calculer la croissance économique, ce qui est la mesure officielle du progrès économique et social d’un pays.</text:p>
      <text:p text:style-name="P25">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5">Il existe cependant deux principales limites :</text:p>
      <text:p text:style-name="P25"><text:tab/>Le PIB ne prend pas en compte les différences de conditions de production. Deux pays peuvent avoir le niveau de confort équivalent mais avec des PIB différents.</text:p>
      <text:p text:style-name="P25"><text:soft-page-break/><text:tab/>La comparaison des niveaux de PIB ne permet pas de comparer des niveaux de satisfaction puisque la notion de niveau de satisfaction reste subjective et diffère selon les pays.</text:p>
      <text:p text:style-name="P25"><text:tab/>On calcule la contribution du secteur non marchand au PIB à partir des coûts de procution. Mais cette mesure ne prend pas en compte la qualité du service rendu.</text:p>
      <text:p text:style-name="P30"/>
      <text:p text:style-name="P13"/>
      <text:p text:style-name="P13"/>
      <text:p text:style-name="P13">6.Un artiste anglais fait une tournée de concert en France en ne faisant intervenir que des salariés français. La valeur ajoutée créée augmente-t-elle le RNB anglais? Le PIB angalis? Le PIB français? Le RNB français? Justifiez.</text:p>
      <text:p text:style-name="P13"/>
      <text:p text:style-name="P23">Le PIB français et le RNB français augmente car il créée des emplois en France et il remunère des employers français.</text:p>
      <text:p text:style-name="P23">Le RNB anglais augmente <text:span text:style-name="T11">car il recolte de l’argent avec la tournée de concert </text:span>mais pas le PIB anglais <text:span text:style-name="T11">n’augmente pas </text:span>car il n’a pas créer de la richesse dans son pays (emploi).</text:p>
      <text:p text:style-name="P13"/>
      <text:p text:style-name="P13">7.En macroéconomie, on dit que le revenu des ménages se réparti entre consommation, épargne et impôts. Que recouvre le terme “impôts” dans cette décomposition?</text:p>
      <text:p text:style-name="P13"/>
      <text:p text:style-name="P26">Cet impôt comprend essentiellement :</text:p>
      <text:p text:style-name="P26"><text:tab/>L’impôt sur le revenu des personnes physiques (IRPP).</text:p>
      <text:p text:style-name="P26"><text:tab/>La contribution social généralisée (CSG).</text:p>
      <text:p text:style-name="P26"><text:tab/>La contribution pour le remboursement de la dette sociale (CRDS).</text:p>
      <text:p text:style-name="P13"/>
      <text:p text:style-name="P29">Exercice 2: Calcul du PIB</text:p>
      <text:p text:style-name="P34">INFLATION : Accroissement excessif des instruments de paiement (billets de banque, capitaux) entraînant une hausse des prix et une dépréciation de la monnaie.</text:p>
      <text:p text:style-name="P14"/>
      <text:p text:style-name="P34">Le PIB nominal ne tient pas compte de l’inflation : somme des quantités des bien finaux produits multipliées par leur prix courant.</text:p>
      <text:p text:style-name="P34"/>
      <text:p text:style-name="P14">1. PIB nominal année N: <text:s/>10*2.000 + 4*1.000 = 24.000 €</text:p>
      <text:p text:style-name="P14"><text:s text:c="4"/>PIB nominal année N+1: <text:s/>12*3.000 + 6*500 = 39.000 €</text:p>
      <text:p text:style-name="P14"/>
      <text:p text:style-name="P34">Pour obtenir le PIB réel, il faut éliminer l’effet des prix. Il faut fixe<text:span text:style-name="T12">r</text:span> les prix : prendre une année de base pour considérer que les prix sont constants.</text:p>
      <text:p text:style-name="P14">2. PIB réel année N:</text:p>
      <text:p text:style-name="P14"><text:s text:c="4"/>PIB réel année N+1: </text:p>
      <text:p text:style-name="P14"/>
      <text:p text:style-name="P14"/>
      <text:p text:style-name="P29">Exercice 3: Approche circuitiste dans le cadre d’une économie en autarcie</text:p>
      <text:p text:style-name="P21">AUTARCIE = ECONOMIE FERMEE</text:p>
      <text:p text:style-name="P14"/>
      <text:p text:style-name="P15">L’approche circuitiste a pour objectif d’identifier et d’étudier les relations entre les agents économiques à l’échelle d’une économie nationale mais aussi à une échelle internationale.</text:p>
      <text:p text:style-name="P15"/>
      <text:p text:style-name="P15">Ici il s’agit d’une économie fermer car il n’y a pas d’échanges internationaux.</text:p>
      <text:p text:style-name="P15"/>
      <text:p text:style-name="P31"><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15">.</text:span></text:p>
      <text:p text:style-name="P14"><text:soft-page-break/><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4"/>
      <text:p text:style-name="P14"/>
      <text:p text:style-name="P14"/>
      <text:p text:style-name="P35">L’approche du circuit analyse l’économie dans son ensemble.</text:p>
      <text:p text:style-name="P35"/>
      <text:p text:style-name="P36">A t=0 on a :</text:p>
      <text:p text:style-name="P36"/>
      <text:p text:style-name="P36">W = 5000</text:p>
      <text:p text:style-name="P36">TT= 2000</text:p>
      <text:p text:style-name="P36"/>
      <text:p text:style-name="P36">Y= 7000</text:p>
      <text:p text:style-name="P36">S = 0.2*7000 = 1400</text:p>
      <text:p text:style-name="P36"/>
      <text:p text:style-name="P36">A t=1</text:p>
      <text:p text:style-name="P36"/>
      <text:p text:style-name="P36">W=2000</text:p>
      <text:p text:style-name="P36">TT=2000</text:p>
      <text:p text:style-name="P36"/>
      <text:p text:style-name="P36">Y=4000</text:p>
      <text:p text:style-name="P36">S=0.2*4000 = 800</text:p>
      <text:p text:style-name="P35"/>
      <text:p text:style-name="P35"/>
      <text:p text:style-name="P14"><draw:custom-shape text:anchor-type="paragraph" draw:z-index="0" draw:name="Shape1" draw:style-name="gr22" draw:text-style-name="P117" svg:width="2.841cm" svg:height="1.465cm" svg:x="-0.443cm" svg:y="4.516cm"><text:p text:style-name="P117">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1" draw:text-style-name="P117" svg:width="3.634cm" svg:height="1.712cm" svg:x="14.004cm" svg:y="4.516cm"><text:p text:style-name="P117">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20" draw:text-style-name="P117" svg:width="6.086cm" svg:height="1.571cm" svg:x="5.59cm" svg:y="0.325cm"><text:p text:style-name="P117"><text:tab/>Marché du travail</text:p><draw:enhanced-geometry svg:viewBox="0 0 21600 21600" draw:type="rectangle" draw:enhanced-path="M 0 0 L 21600 0 21600 21600 0 21600 0 0 Z N"/></draw:custom-shape><draw:custom-shape text:anchor-type="paragraph" draw:z-index="3" draw:name="Shape3_0" draw:style-name="gr20" draw:text-style-name="P117" svg:width="6.086cm" svg:height="1.571cm" svg:x="5.554cm" svg:y="3.711cm"><text:p text:style-name="P117"><text:tab/>Marché des capitaux</text:p><draw:enhanced-geometry svg:viewBox="0 0 21600 21600" draw:type="rectangle" draw:enhanced-path="M 0 0 L 21600 0 21600 21600 0 21600 0 0 Z N"/></draw:custom-shape><draw:custom-shape text:anchor-type="paragraph" draw:z-index="4" draw:name="Shape2_0" draw:style-name="gr21" draw:text-style-name="P117" svg:width="3.634cm" svg:height="1.712cm" svg:x="6.419cm" svg:y="6.914cm"><text:p text:style-name="P117"><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20" draw:text-style-name="P117" svg:width="6.086cm" svg:height="1.571cm" svg:x="5.378cm" svg:y="10.432cm"><text:p text:style-name="P117"><text:s text:c="6"/>Marché de biens &amp; services</text:p><draw:enhanced-geometry svg:viewBox="0 0 21600 21600" draw:type="rectangle" draw:enhanced-path="M 0 0 L 21600 0 21600 21600 0 21600 0 0 Z N"/></draw:custom-shape><draw:line text:anchor-type="paragraph" draw:z-index="6" draw:name="Shape5" draw:style-name="gr19" draw:text-style-name="P112" svg:x1="2.027cm" svg:y1="4.752cm" svg:x2="5.59cm" svg:y2="1.894cm"><text:p/></draw:line><draw:line text:anchor-type="paragraph" draw:z-index="7" draw:name="Shape6" draw:style-name="gr19" draw:text-style-name="P112" svg:x1="11.675cm" svg:y1="1.436cm" svg:x2="15.344cm" svg:y2="4.516cm"><text:p/></draw:line><draw:line text:anchor-type="paragraph" draw:z-index="8" draw:name="Shape4" draw:style-name="gr19" draw:text-style-name="P112" svg:x1="6.419cm" svg:y1="7.644cm" svg:x2="2.274cm" svg:y2="5.616cm"><text:p/></draw:line><draw:line text:anchor-type="paragraph" draw:z-index="9" draw:name="Shape7" draw:style-name="gr19" draw:text-style-name="P112" svg:x1="5.449cm" svg:y1="4.858cm" svg:x2="2.397cm" svg:y2="5.211cm"><text:p/></draw:line><draw:line text:anchor-type="paragraph" draw:z-index="10" draw:name="Shape8" draw:style-name="gr19" draw:text-style-name="P112" svg:x1="5.378cm" svg:y1="10.431cm" svg:x2="1.85cm" svg:y2="5.898cm"><text:p/></draw:line><draw:line text:anchor-type="paragraph" draw:z-index="11" draw:name="Shape9" draw:style-name="gr19" draw:text-style-name="P112" svg:x1="15.433cm" svg:y1="6.227cm" svg:x2="11.464cm" svg:y2="10.432cm"><text:p/></draw:line><draw:line text:anchor-type="paragraph" draw:z-index="12" draw:name="Shape10" draw:style-name="gr19" draw:text-style-name="P112" svg:x1="8.289cm" svg:y1="10.431cm" svg:x2="8.307cm" svg:y2="8.625cm"><text:p/></draw:line><draw:line text:anchor-type="paragraph" draw:z-index="13" draw:name="Shape11" draw:style-name="gr19" draw:text-style-name="P112" svg:x1="14.003cm" svg:y1="5.246cm" svg:x2="11.728cm" svg:y2="4.611cm"><text:p/></draw:line><draw:line text:anchor-type="paragraph" draw:z-index="14" draw:name="Shape12" draw:style-name="gr19" draw:text-style-name="P112" svg:x1="7.759cm" svg:y1="6.914cm" svg:x2="7.759cm" svg:y2="5.281cm"><text:p/></draw:line><draw:line text:anchor-type="paragraph" draw:z-index="15" draw:name="Shape13" draw:style-name="gr19" draw:text-style-name="P112" svg:x1="8.482cm" svg:y1="5.281cm" svg:x2="8.447cm" svg:y2="6.914cm"><text:p/></draw:line><draw:custom-shape text:anchor-type="paragraph" draw:z-index="16" draw:name="Shape14" draw:style-name="gr18" draw:text-style-name="P118" svg:width="2.029cm" svg:height="0.812cm" svg:x="1.409cm" svg:y="8.363cm"><text:p text:style-name="P117"><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16" draw:text-style-name="P118" svg:width="1.571cm" svg:height="0.865cm" svg:x="3.314cm" svg:y="3.993cm"><text:p text:style-name="P117">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16" draw:text-style-name="P118" svg:width="1.571cm" svg:height="0.865cm" svg:x="3.491cm" svg:y="6.78cm"><text:p text:style-name="P117">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17" draw:text-style-name="P118" svg:width="3.617cm" svg:height="1.646cm" svg:x="12.786cm" svg:y="0.46cm"><text:p text:style-name="P117">W = 5000</text:p><text:p text:style-name="P117">Pi = 2000</text:p><text:p text:style-name="P117">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16" draw:text-style-name="P118" svg:width="1.571cm" svg:height="0.865cm" svg:x="12.028cm" svg:y="3.747cm"><text:p text:style-name="P117">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16" draw:text-style-name="P118" svg:width="1.571cm" svg:height="0.865cm" svg:x="8.906cm" svg:y="8.844cm"><text:p text:style-name="P117">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15" draw:text-style-name="P118" svg:width="3.458cm" svg:height="1.43cm" svg:x="13.51cm" svg:y="8.486cm"><text:p text:style-name="P117"><text:s/>C + I + G =</text:p><text:p text:style-name="P117"><text:s/>4300+1400+1300=</text:p><text:p text:style-name="P117">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D2- Exercice 1 : Le multiplicateur keynésien</text:p>
      <text:p text:style-name="P2"/>
      <text:p text:style-name="P37">A. Quelle est la valeur du multiplicateur si :</text:p>
      <text:p text:style-name="P37"><text:tab/>-La propension marginale à consommer est de 0,5 ?</text:p>
      <text:p text:style-name="P38"><text:tab/></text:p>
      <text:p text:style-name="P38"><text:tab/><text:span text:style-name="T16">1/(1-0,5) = 1/(1/2) = 2</text:span></text:p>
      <text:p text:style-name="P38"/>
      <text:p text:style-name="P58"><text:tab/>Y = C + I <text:s text:c="3"/><text:tab/><text:tab/>où C = C0 + Pmc*Y</text:p>
      <text:p text:style-name="P58"><text:span text:style-name="T18"><text:tab/>Δ</text:span><text:span text:style-name="T17">Y = </text:span><text:span text:style-name="T18">Δ</text:span><text:span text:style-name="T17">C + </text:span><text:span text:style-name="T18">Δ</text:span><text:span text:style-name="T17">I</text:span></text:p>
      <text:p text:style-name="P58"><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58"><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58"><text:span text:style-name="T17"><text:tab/></text:span><text:span text:style-name="T18">Δ</text:span><text:span text:style-name="T17">Y(1- Pmc) = </text:span><text:span text:style-name="T18">Δ</text:span><text:span text:style-name="T17">I</text:span></text:p>
      <text:p text:style-name="P58"><text:span text:style-name="T18"><text:tab/>Δ</text:span><text:span text:style-name="T17">Y = 1/(1- Pmc)*</text:span><text:span text:style-name="T18">Δ</text:span><text:span text:style-name="T17">I</text:span></text:p>
      <text:p text:style-name="P58"><text:span text:style-name="T17"><text:tab/></text:span><text:span text:style-name="T18">Δ</text:span><text:span text:style-name="T17">Y = 1/(1- Pmc)*</text:span><text:span text:style-name="T18">Δ</text:span><text:span text:style-name="T17">I</text:span></text:p>
      <text:p text:style-name="P40"/>
      <text:p text:style-name="P40"/>
      <text:p text:style-name="P38"><text:tab/></text:p>
      <text:p text:style-name="P38"><text:tab/>-<text:span text:style-name="T16">La Pmc est de 0,8 ?</text:span></text:p>
      <text:p text:style-name="P38"><text:tab/></text:p>
      <text:p text:style-name="P38"><text:tab/><text:span text:style-name="T16">1/(1-0,8) = 1 / (2/10) = 10/2 = 5</text:span></text:p>
      <text:p text:style-name="P37"><text:tab/></text:p>
      <text:p text:style-name="P37"><text:tab/>C = <text:s/>C0 + Pmc(Yd)</text:p>
      <text:p text:style-name="P37"><text:tab/>Pmc = C/Y</text:p>
      <text:p text:style-name="P37"/>
      <text:p text:style-name="P39">ΔC = Pmc*ΔY</text:p>
      <text:p text:style-name="P37"><text:tab/></text:p>
      <text:p text:style-name="P61">B- Plus la part du propension marginale épargné Pms est eleve et plus la Pmc est faible</text:p>
      <text:p text:style-name="P61">Le revenu disponible qui alimente l’épargne est comme une fuite dans le système</text:p>
      <text:p text:style-name="P61"/>
      <text:p text:style-name="P61"/>
      <text:p text:style-name="P61"/>
      <text:p text:style-name="P61"><text:s/>C- <text:s/><text:span text:style-name="T22"><text:tab/>C = C0 + Pmc*Y</text:span>d </text:p>
      <text:p text:style-name="P61"><text:tab/>C0 : consommation autonome de revenu</text:p>
      <text:p text:style-name="P61"><text:tab/><text:span text:style-name="T23">Yd = Y - T</text:span></text:p>
      <text:p text:style-name="P61"/>
      <text:p text:style-name="P61">Angélina :</text:p>
      <text:p text:style-name="P61"><text:tab/>C<text:span text:style-name="T23">0 </text:span>= <text:span text:style-name="T23">8 000</text:span></text:p>
      <text:p text:style-name="P61"><text:tab/><text:span text:style-name="T23">12 000 = 8 000 + Pmc * 10 000</text:span></text:p>
      <text:p text:style-name="P61"><text:tab/><text:span text:style-name="T23">Pmc = (12 000 – 8 000) / 10 000 = 0,4</text:span></text:p>
      <text:p text:style-name="P61"/>
      <text:p text:style-name="P62">Félicia</text:p>
      <text:p text:style-name="P62"><text:tab/>C0 = 6 500</text:p>
      <text:p text:style-name="P61"><text:tab/><text:span text:style-name="T23">14 500 = 6 500 + Pmc * 10 000</text:span></text:p>
      <text:p text:style-name="P61"><text:tab/><text:span text:style-name="T23">Pmc = (14 500 – 6 500) / 10 000 = 0,8</text:span></text:p>
      <text:p text:style-name="P61"/>
      <text:p text:style-name="P62">Marina<text:tab/></text:p>
      <text:p text:style-name="P62"><text:tab/>C0 = 7 250</text:p>
      <text:p text:style-name="P62"><text:tab/>14 250 = 7 250 + Pmc * 10 000</text:p>
      <text:p text:style-name="P62"><text:tab/>Pmc = <text:s/>(14 250 – 7 250) / 10 000 = 0,7</text:p>
      <text:p text:style-name="P62"/>
      <text:p text:style-name="P3"><text:soft-page-break/>Exercice 3 : Le multiplicateur keynésien</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82">Eventail de revenus</text:p>
          </table:table-cell>
          <table:table-cell table:style-name="Table1.A1" office:value-type="string">
            <text:p text:style-name="P82">Pmc</text:p>
          </table:table-cell>
          <table:table-cell table:style-name="Table1.C1" office:value-type="string">
            <text:p text:style-name="P82">K(multiplicateur)</text:p>
          </table:table-cell>
        </table:table-row>
        <table:table-row table:style-name="Table1.1">
          <table:table-cell table:style-name="Table1.A2" office:value-type="string">
            <text:p text:style-name="P82">0-20 000€</text:p>
          </table:table-cell>
          <table:table-cell table:style-name="Table1.A2" office:value-type="string">
            <text:p text:style-name="P82">0,9</text:p>
          </table:table-cell>
          <table:table-cell table:style-name="Table1.C2" office:value-type="string">
            <text:p text:style-name="P82">1/(1-0,9) = 10</text:p>
          </table:table-cell>
        </table:table-row>
        <table:table-row table:style-name="Table1.1">
          <table:table-cell table:style-name="Table1.A2" office:value-type="string">
            <text:p text:style-name="P82">20 001 – 40 000€</text:p>
          </table:table-cell>
          <table:table-cell table:style-name="Table1.A2" office:value-type="string">
            <text:p text:style-name="P82">0,8</text:p>
          </table:table-cell>
          <table:table-cell table:style-name="Table1.C2" office:value-type="string">
            <text:p text:style-name="P82">1/(1-0,8) = 5</text:p>
          </table:table-cell>
        </table:table-row>
        <table:table-row table:style-name="Table1.1">
          <table:table-cell table:style-name="Table1.A2" office:value-type="string">
            <text:p text:style-name="P82">40 001 – 60 000€</text:p>
          </table:table-cell>
          <table:table-cell table:style-name="Table1.A2" office:value-type="string">
            <text:p text:style-name="P82">0,7</text:p>
          </table:table-cell>
          <table:table-cell table:style-name="Table1.C2" office:value-type="string">
            <text:p text:style-name="P82">1/(1-0,7) = 3,33</text:p>
          </table:table-cell>
        </table:table-row>
        <table:table-row table:style-name="Table1.1">
          <table:table-cell table:style-name="Table1.A2" office:value-type="string">
            <text:p text:style-name="P82">60 001 – 80 000€</text:p>
          </table:table-cell>
          <table:table-cell table:style-name="Table1.A2" office:value-type="string">
            <text:p text:style-name="P82">0,6</text:p>
          </table:table-cell>
          <table:table-cell table:style-name="Table1.C2" office:value-type="string">
            <text:p text:style-name="P82">1/(1-0,6) = 2,5</text:p>
          </table:table-cell>
        </table:table-row>
        <table:table-row table:style-name="Table1.1">
          <table:table-cell table:style-name="Table1.A2" office:value-type="string">
            <text:p text:style-name="P82">≥ 80 001€</text:p>
          </table:table-cell>
          <table:table-cell table:style-name="Table1.A2" office:value-type="string">
            <text:p text:style-name="P82">0,5</text:p>
          </table:table-cell>
          <table:table-cell table:style-name="Table1.C2" office:value-type="string">
            <text:p text:style-name="P82">1/(1-0,6) = 2</text:p>
          </table:table-cell>
        </table:table-row>
      </table:table>
      <text:p text:style-name="P62"/>
      <text:p text:style-name="P63">Chaque euro dépensé augmente le revenu de 10 pour une pmc = 0,9</text:p>
      <text:p text:style-name="P63"/>
      <text:p text:style-name="P63"/>
      <text:p text:style-name="P63">En temps de croissance → baisser les impôts pour les riches</text:p>
      <text:p text:style-name="P63"/>
      <text:p text:style-name="P63">En temps de crise → augmenter le revenu des plus démunies</text:p>
      <text:p text:style-name="P63"/>
      <text:p text:style-name="P63"/>
      <text:p text:style-name="P63">plus les Pmc est élévé plus le multiplicateur est élévé plus la politique de relance <text:span text:style-name="T58">est </text:span>apprécié</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text:soft-page-break/>Exercice 4 : La fonction de consommation keynésienne</text:p>
      <text:p text:style-name="P4"/>
      <text:p text:style-name="P4">C = C0 + Pmc * Y <text:s/>→ C0 = 47 et Pmc = 0,7 c-à-d 70 % du revenu est consommé</text:p>
      <text:p text:style-name="P4"/>
      <text:p text:style-name="P64">Pmc + Pms = 1 → Pms = 0,3 <text:span text:style-name="T58">c-à-d 30 % du revenu est épargné</text:span></text:p>
      <text:p text:style-name="P64">1<text:span text:style-name="T25">) Déterminer la foction d’épargne</text:span></text:p>
      <text:p text:style-name="P64"/>
      <text:p text:style-name="P64">Y = C + S →</text:p>
      <text:p text:style-name="P64">S = Y – C → </text:p>
      <text:p text:style-name="P64">S = <text:s/>Y – (42 + 0,7 Y) = -42 + 0,3Y</text:p>
      <text:p text:style-name="P64"/>
      <text:p text:style-name="P64"><draw:line text:anchor-type="paragraph" draw:z-index="23" draw:name="Shape15" draw:style-name="gr14" draw:text-style-name="P112" svg:x1="5.362cm" svg:y1="0.912cm" svg:x2="5.438cm" svg:y2="7.318cm"><text:p/></draw:line><draw:line text:anchor-type="paragraph" draw:z-index="24" draw:name="Shape16" draw:style-name="gr14" draw:text-style-name="P112" svg:x1="4.247cm" svg:y1="5.089cm" svg:x2="11.447cm" svg:y2="4.974cm"><text:p/></draw:line><draw:line text:anchor-type="paragraph" draw:z-index="25" draw:name="Shape17" draw:style-name="gr14" draw:text-style-name="P112" svg:x1="10.843cm" svg:y1="2.215cm" svg:x2="7.158cm" svg:y2="6.637cm"><text:p/></draw:line><draw:frame text:anchor-type="paragraph" draw:z-index="26" draw:name="Shape18" draw:style-name="gr13" draw:text-style-name="P116" svg:width="0.53cm" svg:height="0.493cm" svg:x="4.833cm" svg:y="4.597cm"><draw:text-box><text:p>0</text:p></draw:text-box></draw:frame><draw:frame text:anchor-type="paragraph" draw:z-index="27" draw:name="Shape19" draw:style-name="gr12" draw:text-style-name="P116" svg:width="0.907cm" svg:height="0.489cm" svg:x="7.8cm" svg:y="4.464cm"><draw:text-box><text:p>140</text:p></draw:text-box></draw:frame><draw:frame text:anchor-type="paragraph" draw:z-index="28" draw:name="Shape20" draw:style-name="gr12" draw:text-style-name="P116" svg:width="0.888cm" svg:height="0.489cm" svg:x="11.183cm" svg:y="4.597cm"><draw:text-box><text:p>Y</text:p></draw:text-box></draw:frame><draw:frame text:anchor-type="paragraph" draw:z-index="29" draw:name="Shape21" draw:style-name="gr11" draw:text-style-name="P116" svg:width="0.909cm" svg:height="0.662cm" svg:x="4.454cm" svg:y="0.591cm"><draw:text-box><text:p>S</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2<text:span text:style-name="T24">) Déterminer la valeur du revenu au seuil de rupture, Représentation graphique</text:span></text:p>
      <text:p text:style-name="P65"/>
      <text:p text:style-name="P65">Seuil de rupture : <text:s/>Y = C ou S = 0</text:p>
      <text:p text:style-name="P65">S=0 → 0 = -42 + 0,3*Y ↔ Y = 42/0,3 = 140</text:p>
      <text:p text:style-name="P65"/>
      <text:p text:style-name="P65"/>
      <text:p text:style-name="P65">3) Donner les valeurs de la propension marginale à consommer (Pmc) et de la propension marginale à épargner (Pms)</text:p>
      <text:p text:style-name="P65"/>
      <text:p text:style-name="P65">Pmc + Pms = 1 ↔ Pmc = 0,7 et Pms = 0,3</text:p>
      <text:p text:style-name="P65"/>
      <text:p text:style-name="P65">4) Définier la propension moyenne à consommer : Part du revenu qui est consommé</text:p>
      <text:p text:style-name="P65"/>
      <text:p text:style-name="P65">5)</text:p>
      <table:table table:name="Table2" table:style-name="Table2">
        <table:table-column table:style-name="Table2.A" table:number-columns-repeated="3"/>
        <table:table-column table:style-name="Table2.D"/>
        <table:table-row table:style-name="TableLine94522013992816">
          <table:table-cell table:style-name="Table2.A1" office:value-type="string">
            <text:p text:style-name="P83">Y</text:p>
          </table:table-cell>
          <table:table-cell table:style-name="Table2.A1" office:value-type="string">
            <text:p text:style-name="P83">150</text:p>
          </table:table-cell>
          <table:table-cell table:style-name="Table2.A1" office:value-type="string">
            <text:p text:style-name="P83">200</text:p>
          </table:table-cell>
          <table:table-cell table:style-name="Table2.D1" office:value-type="string">
            <text:p text:style-name="P83">250</text:p>
          </table:table-cell>
        </table:table-row>
        <table:table-row table:style-name="TableLine94522013926480">
          <table:table-cell table:style-name="Table2.A2" office:value-type="string">
            <text:p text:style-name="P83">C</text:p>
          </table:table-cell>
          <table:table-cell table:style-name="Table2.A2" office:value-type="string">
            <text:p text:style-name="P83">147</text:p>
          </table:table-cell>
          <table:table-cell table:style-name="Table2.A2" office:value-type="string">
            <text:p text:style-name="P83">182</text:p>
          </table:table-cell>
          <table:table-cell table:style-name="Table2.D2" office:value-type="string">
            <text:p text:style-name="P83">217</text:p>
          </table:table-cell>
        </table:table-row>
        <table:table-row table:style-name="TableLine94522013928080">
          <table:table-cell table:style-name="Table2.A2" office:value-type="string">
            <text:p text:style-name="P83">S = Y - C</text:p>
          </table:table-cell>
          <table:table-cell table:style-name="Table2.A2" office:value-type="string">
            <text:p text:style-name="P83">3</text:p>
          </table:table-cell>
          <table:table-cell table:style-name="Table2.A2" office:value-type="string">
            <text:p text:style-name="P83">18</text:p>
          </table:table-cell>
          <table:table-cell table:style-name="Table2.D2" office:value-type="string">
            <text:p text:style-name="P83">33</text:p>
          </table:table-cell>
        </table:table-row>
        <table:table-row table:style-name="TableLine94522013941152">
          <table:table-cell table:style-name="Table2.A2" office:value-type="string">
            <text:p text:style-name="P83">PMC</text:p>
          </table:table-cell>
          <table:table-cell table:style-name="Table2.A2" office:value-type="string">
            <text:p text:style-name="P83">0.98</text:p>
          </table:table-cell>
          <table:table-cell table:style-name="Table2.A2" office:value-type="string">
            <text:p text:style-name="P83">0.91</text:p>
          </table:table-cell>
          <table:table-cell table:style-name="Table2.D2" office:value-type="string">
            <text:p text:style-name="P83">0.868</text:p>
          </table:table-cell>
        </table:table-row>
        <table:table-row table:style-name="TableLine94522013937504">
          <table:table-cell table:style-name="Table2.A2" office:value-type="string">
            <text:p text:style-name="P83">PMS = 1 - PMC</text:p>
          </table:table-cell>
          <table:table-cell table:style-name="Table2.A2" office:value-type="string">
            <text:p text:style-name="P83">0.02</text:p>
          </table:table-cell>
          <table:table-cell table:style-name="Table2.A2" office:value-type="string">
            <text:p text:style-name="P83">0.09</text:p>
          </table:table-cell>
          <table:table-cell table:style-name="Table2.D2" office:value-type="string">
            <text:p text:style-name="P83">0.132</text:p>
          </table:table-cell>
        </table:table-row>
      </table:table>
      <text:p text:style-name="P65"/>
      <text:p text:style-name="P65"/>
      <text:p text:style-name="P65"><text:soft-page-break/></text:p>
      <text:p text:style-name="P65">6)</text:p>
      <text:p text:style-name="P65">Quand le revenu augmente la pmc augmente et la pms diminue</text:p>
      <text:p text:style-name="P65"/>
      <text:p text:style-name="P65">On va cibler les ménages au revenu les plus modeste</text:p>
      <text:p text:style-name="P65"/>
      <text:p text:style-name="P65">7) Quel est le montant de la consommation si le revenu est égal à 120 ?</text:p>
      <text:p text:style-name="P65"/>
      <text:p text:style-name="P65">C = 42 + 0,7 * 120 <text:span text:style-name="T26">= 126</text:span></text:p>
      <text:p text:style-name="P66">S = Y – C <text:s/>= 6</text:p>
      <text:p text:style-name="P65"/>
      <text:p text:style-name="P65">Le revenu est insufisant pour satisfaire tous le besoins de consommatio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text:soft-page-break/>Exercice 5 : Modèle keynésien à deux agents</text:p>
      <text:p text:style-name="P66"/>
      <text:p text:style-name="P66">C = cY + C0</text:p>
      <text:p text:style-name="P66">C = C0 + Pmc * Y</text:p>
      <text:p text:style-name="P66"/>
      <text:p text:style-name="P66">c=Pmc=0,8</text:p>
      <text:p text:style-name="P66">C0 = 50</text:p>
      <text:p text:style-name="P66">I0 = 10 On suppose un investissement autonome(En réalité l’investissement dépend du taux d’intérêt : r) I = f(r)</text:p>
      <text:p text:style-name="P66"/>
      <text:p text:style-name="P66">1) Déterminez la valeur du revenu d’équilibre</text:p>
      <text:p text:style-name="P66">revenu = consommation + investissement</text:p>
      <text:p text:style-name="P66">Y = C + I</text:p>
      <text:p text:style-name="P66">offre globale = demande globale</text:p>
      <text:p text:style-name="P66">OG = DG</text:p>
      <text:p text:style-name="P66"/>
      <text:p text:style-name="P66">Y = c*Y + C0 +I0 = 0,8*Y + 50 + 10 ↔ Y* = 60 /(1-0,8) = 300</text:p>
      <text:p text:style-name="P66"/>
      <text:p text:style-name="P66"/>
      <text:p text:style-name="P66"/>
      <text:p text:style-name="P66">2) Calculez la valeur du multiplicateur d’investissement et en donnez une interprétation.</text:p>
      <text:p text:style-name="P66"/>
      <text:p text:style-name="P66">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66"><text:span text:style-name="T17"><text:tab/><text:tab/><text:tab/> <text:s text:c="10"/>↔ (1-Pmc) * </text:span><text:span text:style-name="T18">Δ</text:span><text:span text:style-name="T17">Y = </text:span><text:span text:style-name="T18">Δ</text:span><text:span text:style-name="T17">I</text:span></text:p>
      <text:p text:style-name="P66"><text:span text:style-name="T17"><text:tab/><text:tab/><text:tab/> <text:s text:c="10"/>↔ </text:span><text:span text:style-name="T18">Δ</text:span><text:span text:style-name="T17">Y = 1/(1-Pmc) * </text:span><text:span text:style-name="T18">Δ</text:span><text:span text:style-name="T17">I</text:span></text:p>
      <text:p text:style-name="P43"/>
      <text:p text:style-name="P66"><text:span text:style-name="T17">→ K = 1/(1-Pmc) = </text:span><text:span text:style-name="T19">1/(1-0,8) = 1/(0,2) = 1/(2/10) = 10/2 = 5</text:span></text:p>
      <text:p text:style-name="P43"/>
      <text:p text:style-name="P43">Chaque euro depensé par les entreprise genére 5€ de revenu globale <text:s/></text:p>
      <text:p text:style-name="P66"><text:span text:style-name="T17">Le multiplicateur nous indique de combien varie </text:span><text:span text:style-name="T19">le revenu si l’investissement varie d’une unité</text:span></text:p>
      <text:p text:style-name="P44"/>
      <text:p text:style-name="P44"/>
      <text:p text:style-name="P44"/>
      <text:p text:style-name="P4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Exercice 6 : Modèle keynésien à trois agents</text:p>
      <text:p text:style-name="P45"/>
      <text:p text:style-name="P45">1) Commentez le modèle.</text:p>
      <text:p text:style-name="P45"><text:s/>L’investissement des entrepriset et les dépenses publiques sont exogènes : qui ne depend d’aucune variable/ paramètre</text:p>
      <text:p text:style-name="P67"><text:span text:style-name="T17">I</text:span><text:span text:style-name="T28">0 </text:span><text:span text:style-name="T35">et G</text:span><text:span text:style-name="T28">0</text:span></text:p>
      <text:p text:style-name="P45"/>
      <text:p text:style-name="P67"><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45"/>
      <text:p text:style-name="P45">la fonction d’imposition T = t*Y (où t est le taux d’imposition)</text:p>
      <text:p text:style-name="P45"/>
      <text:p text:style-name="P45">2) Donnez l’équation d’équilibre du revenu national.</text:p>
      <text:p text:style-name="P47">L’offre globale est reprensenter par le revenu ou le pib</text:p>
      <text:p text:style-name="P47">La demande globale est representer par les 3 agents, la consommation l’investissement des entreprises et les dépenses publiques</text:p>
      <text:p text:style-name="P47"/>
      <text:p text:style-name="P47">OG = DG ↔ Y = C + I<text:span text:style-name="T27">0</text:span><text:span text:style-name="T34"> + G</text:span><text:span text:style-name="T27">0</text:span><text:span text:style-name="T34"> ↔ Y = <text:s/></text:span><text:span text:style-name="T36">c*Y</text:span><text:span text:style-name="T30">d</text:span><text:span text:style-name="T36"> + C</text:span><text:span text:style-name="T27">0 </text:span><text:span text:style-name="T34">+ I</text:span><text:span text:style-name="T27">0</text:span><text:span text:style-name="T34"> + G</text:span><text:span text:style-name="T27">0</text:span><text:span text:style-name="T34"> ↔ </text:span><text:span text:style-name="T27"><text:s/></text:span><text:span text:style-name="T34">Y =</text:span><text:span text:style-name="T36"> c*</text:span><text:span text:style-name="T34">(</text:span><text:span text:style-name="T36">Y – T</text:span><text:span text:style-name="T34">) + <text:s/></text:span><text:span text:style-name="T36">C</text:span><text:span text:style-name="T27">0 </text:span><text:span text:style-name="T34">+ I</text:span><text:span text:style-name="T27">0</text:span><text:span text:style-name="T34"> + G</text:span><text:span text:style-name="T27">0</text:span></text:p>
      <text:p text:style-name="P45"/>
      <text:p text:style-name="P48">→<text:span text:style-name="T42"> </text:span><text:span text:style-name="T37">Y =</text:span><text:span text:style-name="T34"> c*Y* </text:span><text:span text:style-name="T37">(1</text:span><text:span text:style-name="T34">– t</text:span><text:span text:style-name="T37">) + <text:s/></text:span><text:span text:style-name="T34">C</text:span><text:span text:style-name="T31">0 </text:span><text:span text:style-name="T37">+ I</text:span><text:span text:style-name="T31">0</text:span><text:span text:style-name="T37"> + G</text:span><text:span text:style-name="T31">0 <text:s/></text:span><text:span text:style-name="T37">↔ <text:s/>Y (1 – c + c*t)=</text:span><text:span text:style-name="T34"> </text:span><text:span text:style-name="T37"><text:s/>+ <text:s/></text:span><text:span text:style-name="T34">C</text:span><text:span text:style-name="T31">0 </text:span><text:span text:style-name="T37">+ I</text:span><text:span text:style-name="T31">0</text:span><text:span text:style-name="T37"> + G</text:span><text:span text:style-name="T31">0</text:span></text:p>
      <text:p text:style-name="P79"/>
      <text:p text:style-name="P48"><text:span text:style-name="T37">Y = <text:s/>[ C</text:span><text:span text:style-name="T31">0 </text:span><text:span text:style-name="T37">+ I</text:span><text:span text:style-name="T31">0</text:span><text:span text:style-name="T37"> + G</text:span><text:span text:style-name="T31">0</text:span><text:span text:style-name="T37">]/(1-Pmc+Pmc*t)</text:span></text:p>
      <text:p text:style-name="P72"/>
      <text:p text:style-name="P72">avec </text:p>
      <text:p text:style-name="P72"><text:tab/>pmc = 0,8</text:p>
      <text:p text:style-name="P49"><text:span text:style-name="T34"><text:tab/>C</text:span><text:span text:style-name="T27">0 </text:span><text:span text:style-name="T34">= 100</text:span></text:p>
      <text:p text:style-name="P49"><text:span text:style-name="T34"><text:tab/>I</text:span><text:span text:style-name="T27">0</text:span><text:span text:style-name="T34"> = 300</text:span></text:p>
      <text:p text:style-name="P48"><text:span text:style-name="T37"><text:tab/>G</text:span><text:span text:style-name="T31">0 </text:span><text:span text:style-name="T37">=400</text:span></text:p>
      <text:p text:style-name="P72"><text:tab/>t = 0,25</text:p>
      <text:p text:style-name="P72"/>
      <text:p text:style-name="Standard"/>
      <text:p text:style-name="P72"/>
      <text:p text:style-name="P72"/>
      <text:p text:style-name="P72">Revenu d’équilibre : 2000€</text:p>
      <text:p text:style-name="P72">Impôt : 500€</text:p>
      <text:p text:style-name="P72">revenu disponible : 1500€</text:p>
      <text:p text:style-name="P72">Consommation : 1300€</text:p>
      <text:p text:style-name="P72">Epargne : 200€</text:p>
      <text:p text:style-name="P72"/>
      <text:p text:style-name="P72">Y* = (100 + 300 + 400)/(1-0,8 + 0,8*0,25) = 800 / (0,2 + 0,2) <text:s/>= 800 / 40 / 100 = 80000/40 = 8000/4 = 2000€</text:p>
      <text:p text:style-name="P72">T = t*Y = 0,25 * 2000 = 500€</text:p>
      <text:p text:style-name="P49"><text:span text:style-name="T34">Y</text:span><text:span text:style-name="T27">d</text:span><text:span text:style-name="T34">= Y – T = 1500€</text:span></text:p>
      <text:p text:style-name="P72">C = 100 + 0,8* 1500 = 1300€</text:p>
      <text:p text:style-name="P72">S = Y – C =2000-1300= 200€</text:p>
      <text:p text:style-name="P72"/>
      <text:p text:style-name="P72"/>
      <text:p text:style-name="P72"/>
      <text:p text:style-name="P72"/>
      <text:p text:style-name="P72"/>
      <text:p text:style-name="P72"/>
      <table:table table:name="Table3" table:style-name="Table3">
        <table:table-column table:style-name="Table3.A"/>
        <table:table-column table:style-name="Table3.B"/>
        <text:soft-page-break/>
        <table:table-row table:style-name="TableLine94522015016800">
          <table:table-cell table:style-name="Table3.A1" office:value-type="string">
            <text:p text:style-name="P86">Modèle à 2 agents</text:p>
          </table:table-cell>
          <table:table-cell table:style-name="Table3.B1" office:value-type="string">
            <text:p text:style-name="P86">Modèle à 3 agents</text:p>
          </table:table-cell>
        </table:table-row>
        <table:table-row table:style-name="TableLine94522014956640">
          <table:table-cell table:style-name="Table3.A2" office:value-type="string">
            <text:p text:style-name="P86">K = 1(1-pmc) = 5 </text:p>
            <text:p text:style-name="P87">d</text:p>
            <text:p text:style-name="P86">Interpretation :</text:p>
            <text:p text:style-name="P86">1 euro depensé génere a 5 euro de revenu global</text:p>
          </table:table-cell>
          <table:table-cell table:style-name="Table3.B2" office:value-type="string">
            <text:p text:style-name="P84"><text:s/><text:span text:style-name="T57">K = ?</text:span></text:p>
            <text:p text:style-name="P86">On raisonne en variation</text:p>
            <text:p text:style-name="P59">Y = C + I <text:span text:style-name="T57">+ G</text:span> <text:tab/><text:tab/>où C = C0 + Pmc*Y</text:p>
            <text:p text:style-name="P41"><text:span text:style-name="T16"><text:tab/>Δ</text:span>Y = <text:span text:style-name="T16">Δ</text:span>C + <text:span text:style-name="T16">Δ</text:span>I <text:span text:style-name="T57">+ </text:span><text:span text:style-name="T16">Δ</text:span><text:span text:style-name="T57">G</text:span></text:p>
            <text:p text:style-name="P56">K = <text:s/>1/(1 – Pmc + Pmc*t) = 2,5</text:p>
            <text:p text:style-name="P56"/>
            <text:p text:style-name="P56">Chaque euro depensé génere 2 ,5 euros de revenu global</text:p>
            <text:p text:style-name="P56"/>
            <text:p text:style-name="P56">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6"/>
            <text:p text:style-name="P56">Si les entreprises et les ménages ont a déficit alors l’état aura un excédant et inversement</text:p>
            <text:p text:style-name="P56">Globalement on aura toujours un équilibre macro économique global</text:p>
            <text:p text:style-name="P56">« Si un pays est en déficit le reste du monde est excédant et inversement ».</text:p>
            <text:p text:style-name="P86"/>
          </table:table-cell>
        </table:table-row>
      </table:table>
      <text:p text:style-name="P72"/>
      <text:p text:style-name="P50"><text:span text:style-name="T38">5-</text:span><text:span text:style-name="T34">Budget = <text:s/>Recettes – Depenses = T – G </text:span><text:span text:style-name="T38">= 500 – 400 = 100 → CDF</text:span></text:p>
      <text:p text:style-name="P75">Les recettes de l’état sont les impôts et les dépenses sont les dépenses publiques</text:p>
      <text:p text:style-name="P75"/>
      <text:p text:style-name="P75"/>
      <text:p text:style-name="P76">L’état degage une capacité de financement (excédent budgétaire) à l’inverse les agents privés dégagent un besoin de financement (déficit budgétaire).</text:p>
      <text:p text:style-name="P76">Agents  privés : S-I = 200 – 300 = -100 <text:s/>→ BDF</text:p>
      <text:p text:style-name="P76"/>
      <text:p text:style-name="P76">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p>
      <text:p text:style-name="P76"/>
      <text:p text:style-name="P76">6-Politique expantionniste, on augmente les dépenses publiques</text:p>
      <text:p text:style-name="P76"/>
      <text:p text:style-name="P51"><text:span text:style-name="T34"><text:tab/>Y</text:span><text:span text:style-name="T27">k </text:span><text:span text:style-name="T34">= 2500 <text:s/>De combien doivent augmenter les dépenses publiques</text:span></text:p>
      <text:p text:style-name="P76"><text:tab/>Y* = 2000</text:p>
      <text:p text:style-name="P51"><text:span text:style-name="T34"><text:tab/>→ </text:span><text:span text:style-name="T39">Δ</text:span><text:span text:style-name="T34">Y = 500</text:span></text:p>
      <text:p text:style-name="P51"><text:span text:style-name="T34"><text:tab/> Or : </text:span><text:span text:style-name="T39">Δ</text:span><text:span text:style-name="T34">Y = K * </text:span><text:span text:style-name="T39">Δ</text:span><text:span text:style-name="T34">G</text:span></text:p>
      <text:p text:style-name="P51"><text:span text:style-name="T34"><text:tab/>→ </text:span><text:span text:style-name="T39">Δ</text:span><text:span text:style-name="T34">G = 500/2,5 = 200</text:span></text:p>
      <text:p text:style-name="P76">Les dépenses publiques doivent augmenter de 200€ pour atteindre le plein-emploi.</text:p>
      <text:p text:style-name="P76"/>
      <text:p text:style-name="P68"/>
      <text:p text:style-name="P68"><text:soft-page-break/></text:p>
      <text:p text:style-name="P76"><text:s/>7- Les conséquences de cette hause sur le budget de l’état ?</text:p>
      <text:p text:style-name="P76">Les recettes vont être impactés par cette hausse</text:p>
      <text:p text:style-name="P76"/>
      <text:p text:style-name="P77">T = t*Y = 0,25 * 2500 = 625€</text:p>
      <text:p text:style-name="P77"/>
      <text:p text:style-name="P78">Nouveau solde budgétaire : </text:p>
      <text:p text:style-name="P68">Budget = Impôts – depenses publiques</text:p>
      <text:p text:style-name="P53"><text:span text:style-name="T40">Budget = </text:span><text:span text:style-name="T34">T – G = T - ( G0 + </text:span><text:span text:style-name="T39">Δ</text:span><text:span text:style-name="T34">G ) = 625 – (400 + 200) = 25€</text:span></text:p>
      <text:p text:style-name="P78"/>
      <text:p text:style-name="P68">Actuellement l’état français dépense plus de ce qu’il en a (déficit budgétaire)</text:p>
      <text:p text:style-name="P68">Et l’Allemagne depense moins de ce qu’elle en a (excédant budgetair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Exercice 7 : 4 agents</text:p>
      <text:p text:style-name="P68"/>
      <text:p text:style-name="P54"><text:span text:style-name="T34">C = C</text:span><text:span text:style-name="T27">0</text:span><text:span text:style-name="T34"> + <text:s/>Pmc * <text:s/>Y</text:span><text:span text:style-name="T27">d</text:span></text:p>
      <text:p text:style-name="P68">T = t*Y</text:p>
      <text:p text:style-name="P68">n : Propension marginale à importer</text:p>
      <text:p text:style-name="P68">M = F(Y)</text:p>
      <text:p text:style-name="P54"><draw:custom-shape text:anchor-type="paragraph" draw:z-index="30" draw:name="Shape22" draw:style-name="gr10" draw:text-style-name="P115"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4">I = I</text:span><text:span text:style-name="T27">0</text:span></text:p>
      <text:p text:style-name="P68">G = G<text:span text:style-name="T27">0<text:tab/><text:tab/></text:span>→<text:span text:style-name="T60"> </text:span><text:span text:style-name="T56">Exogènes </text:span><text:span text:style-name="T61">(ne dépend d’aucun paramètre)</text:span></text:p>
      <text:p text:style-name="P68">X = X<text:span text:style-name="T27">0</text:span></text:p>
      <text:p text:style-name="P73">Y<text:span text:style-name="T27">d</text:span>=<text:span text:style-name="T60">Y-T</text:span></text:p>
      <text:p text:style-name="P74">( Exportation – Importation ) = X – M ↔ X<text:span text:style-name="T27">0 </text:span>- M </text:p>
      <text:p text:style-name="P69">1- Fonction d’importation M = n * Y </text:p>
      <text:p text:style-name="P69">Y = M/n</text:p>
      <text:p text:style-name="P69"/>
      <text:p text:style-name="P69">2-Déterminer le revenu d’équilibre OG= <text:s/>DG</text:p>
      <text:p text:style-name="P71">Y = C + I<text:span text:style-name="T27">0</text:span> + G<text:span text:style-name="T27">0</text:span> <text:s/>- <text:span text:style-name="T60">M ↔ Y = </text:span><text:span text:style-name="T59">C</text:span><text:span text:style-name="T33">0</text:span><text:span text:style-name="T59"> + <text:s/>Pmc * <text:s/>Y</text:span><text:span text:style-name="T33">d </text:span>+ I<text:span text:style-name="T27">0</text:span> + G<text:span text:style-name="T27">0</text:span> <text:s/>- <text:span text:style-name="T60">M</text:span></text:p>
      <text:p text:style-name="P71"><text:tab/><text:tab/><text:tab/><text:span text:style-name="T60">Y = </text:span><text:span text:style-name="T59">C</text:span><text:span text:style-name="T33">0</text:span><text:span text:style-name="T59"> + <text:s/>Pmc * <text:s/></text:span><text:span text:style-name="T60">(Y-T)</text:span><text:span text:style-name="T33"> </text:span>+ I<text:span text:style-name="T27">0</text:span> + G<text:span text:style-name="T27">0</text:span> <text:s/>- <text:span text:style-name="T60">n*Y</text:span></text:p>
      <text:p text:style-name="P71"><text:tab/><text:tab/><text:tab/><text:span text:style-name="T60">Y = </text:span><text:span text:style-name="T59">C</text:span><text:span text:style-name="T33">0</text:span><text:span text:style-name="T59"> + <text:s/>Pmc * <text:s/></text:span><text:span text:style-name="T60">(1-</text:span><text:span text:style-name="T59">t</text:span><text:span text:style-name="T60">)</text:span><text:span text:style-name="T59">* Y </text:span><text:span text:style-name="T33"><text:s/></text:span>+ I<text:span text:style-name="T27">0</text:span> + G<text:span text:style-name="T27">0</text:span> <text:s/>- <text:span text:style-name="T60">n*Y</text:span></text:p>
      <text:p text:style-name="P71"><text:tab/><text:tab/><text:tab/><text:span text:style-name="T60">Y (1 + n -Pmc(1 – t)) =</text:span><text:span text:style-name="T59">C</text:span><text:span text:style-name="T33">0</text:span><text:span text:style-name="T59"> </text:span>+ I<text:span text:style-name="T27">0</text:span> + G<text:span text:style-name="T27">0</text:span></text:p>
      <text:p text:style-name="P71"><text:span text:style-name="T27"><text:tab/><text:tab/><text:tab/></text:span><text:span text:style-name="T60">Y = </text:span><text:span text:style-name="T59">C</text:span><text:span text:style-name="T33">0</text:span><text:span text:style-name="T59"> </text:span>+ I<text:span text:style-name="T27">0</text:span> + G<text:span text:style-name="T27">0</text:span> <text:s/><text:span text:style-name="T60">+ X</text:span><text:span text:style-name="T32">0</text:span> <text:s/>/ <text:span text:style-name="T60">(1 + n -Pmc1 + Pmc*t)</text:span></text:p>
      <text:p text:style-name="P71"/>
      <text:p text:style-name="P71"><text:tab/><text:span text:style-name="T60">Ainsi K = 1/(1 + n -Pmc1 + Pmc*t)</text:span></text:p>
      <text:p text:style-name="P71"><text:tab/><text:tab/></text:p>
      <text:p text:style-name="P71"/>
      <text:p text:style-name="P69">Equation d ‘équilibre ou équation macro économique</text:p>
      <text:p text:style-name="P69"/>
      <text:p text:style-name="P69">Pmc = 0,8 <text:span text:style-name="T65">partie du revenu consommé propension</text:span></text:p>
      <text:p text:style-name="P69">C<text:span text:style-name="T27">0</text:span> = 100</text:p>
      <text:p text:style-name="P69"><text:s/>I<text:span text:style-name="T27">0</text:span> = 300</text:p>
      <text:p text:style-name="P69">G<text:span text:style-name="T27">0</text:span> = 400</text:p>
      <text:p text:style-name="P69">X<text:span text:style-name="T27">0</text:span> = 200</text:p>
      <text:p text:style-name="P69">t = 0,25</text:p>
      <text:p text:style-name="P69">n = 0,4</text:p>
      <text:p text:style-name="P69"/>
      <text:p text:style-name="P70"><text:s/>→<text:span text:style-name="T64"> K = 1/(1+0,4-0,8+0,8*0,25) = 1/0,8 = 10/8 = 5/4 = 1,25</text:span></text:p>
      <text:p text:style-name="P32"><text:span text:style-name="T45"><text:s/>→ Y* = </text:span><text:span text:style-name="T62">=(100+300+400+200) / (1+0,4 - 0,8 + 0,8*0,25) </text:span><text:span text:style-name="T63">= 1250€</text:span></text:p>
      <text:p text:style-name="P69"/>
      <text:p text:style-name="P33"><text:span text:style-name="T48">impôts</text:span><text:span text:style-name="T46"> </text:span><text:span text:style-name="T44">T = t*Y = 0,25 * </text:span><text:span text:style-name="T47">1250</text:span><text:span text:style-name="T44"> = </text:span><text:span text:style-name="T47">312,5</text:span><text:span text:style-name="T44">€</text:span></text:p>
      <text:p text:style-name="P33"><text:span text:style-name="T48">revenu disponible </text:span><text:span text:style-name="T44">Y</text:span><text:span text:style-name="T54">d</text:span><text:span text:style-name="T44">= Y – T = </text:span><text:span text:style-name="T47">937,5</text:span><text:span text:style-name="T44">€</text:span></text:p>
      <text:p text:style-name="P33"><text:span text:style-name="T48">consommation </text:span><text:span text:style-name="T44">C = 100 + 0,8* </text:span><text:span text:style-name="T47">937,5</text:span><text:span text:style-name="T44"> = </text:span><text:span text:style-name="T47">850</text:span><text:span text:style-name="T44">€</text:span></text:p>
      <text:p text:style-name="P33"><text:span text:style-name="T48">épargne </text:span><text:span text:style-name="T44">S = Y – C =</text:span><text:span text:style-name="T47">1250</text:span><text:span text:style-name="T44">-1300= </text:span><text:span text:style-name="T47">87,5</text:span><text:span text:style-name="T44">€</text:span></text:p>
      <text:p text:style-name="P91"/>
      <text:p text:style-name="P91"/>
      <text:p text:style-name="P91"/>
      <text:p text:style-name="P91"/>
      <text:p text:style-name="P91"/>
      <text:p text:style-name="P91"/>
      <text:p text:style-name="P91"/>
      <text:p text:style-name="P91"/>
      <text:p text:style-name="P91"/>
      <table:table table:name="Table4" table:style-name="Table4">
        <table:table-column table:style-name="Table4.A" table:number-columns-repeated="3"/>
        <text:soft-page-break/>
        <table:table-row table:style-name="TableLine94522015042592">
          <table:table-cell table:style-name="Table4.A1" office:value-type="string">
            <text:p text:style-name="P88">Modèle à 2 agents <text:s/><text:span text:style-name="T65">on peut soit consommer ou epargner , l’épargne est considéré comme une fuite</text:span></text:p>
          </table:table-cell>
          <table:table-cell table:style-name="Table4.A1" office:value-type="string">
            <text:p text:style-name="P88">Modèle à 3 agents <text:span text:style-name="T65">(on ajoute les impôts )</text:span></text:p>
            <text:p text:style-name="P89">les fuites sont les impôts, l’épargne</text:p>
          </table:table-cell>
          <table:table-cell table:style-name="Table4.C1" office:value-type="string">
            <text:p text:style-name="P88">Modèle à <text:span text:style-name="T65">4 agents ( on ajoute les importations)</text:span></text:p>
            <text:p text:style-name="P89">les fuites sont les impôts, l’épargne et l’importation</text:p>
          </table:table-cell>
        </table:table-row>
        <table:table-row table:style-name="TableLine94522013514544">
          <table:table-cell table:style-name="Table4.A2" office:value-type="string">
            <text:p text:style-name="P88">K = 1(1-pmc) = 5 </text:p>
            <text:p text:style-name="P88">d</text:p>
            <text:p text:style-name="P88">Interpretation :</text:p>
            <text:p text:style-name="P88">1 euro depensé génere a 5 euro de revenu global</text:p>
          </table:table-cell>
          <table:table-cell table:style-name="Table4.A2" office:value-type="string">
            <text:p text:style-name="P85"><text:s/><text:span text:style-name="T57">K = ?</text:span></text:p>
            <text:p text:style-name="P88">On raisonne en variation</text:p>
            <text:p text:style-name="P60">Y = C + I <text:span text:style-name="T57">+ G</text:span> <text:tab/><text:tab/>où C = C0 + Pmc*Y</text:p>
            <text:p text:style-name="P42"><text:span text:style-name="T16"><text:tab/>Δ</text:span>Y = <text:span text:style-name="T16">Δ</text:span>C + <text:span text:style-name="T16">Δ</text:span>I <text:span text:style-name="T57">+ </text:span><text:span text:style-name="T16">Δ</text:span><text:span text:style-name="T57">G</text:span></text:p>
            <text:p text:style-name="P57">K = <text:s/>1/(1 – Pmc + Pmc*t) = 2,5</text:p>
            <text:p text:style-name="P57"/>
            <text:p text:style-name="P57">Chaque euro depensé génere 2,5 euros de revenu global</text:p>
            <text:p text:style-name="P57"/>
            <text:p text:style-name="P57">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7"/>
            <text:p text:style-name="P57">Si les entreprises et les ménages ont a déficit alors l’état aura un excédant et inversement</text:p>
            <text:p text:style-name="P57">Globalement on aura toujours un équilibre macro économique global</text:p>
            <text:p text:style-name="P57">« Si un pays est en déficit le reste du monde est excédant et inversement ».</text:p>
          </table:table-cell>
          <table:table-cell table:style-name="Table4.C2" office:value-type="string">
            <text:p text:style-name="P90">K=1,25</text:p>
            <text:p text:style-name="P90"/>
            <text:p text:style-name="P90">chaque <text:span text:style-name="T66">euro depensé génere 1,25 euros de revenu global</text:span></text:p>
            <text:p text:style-name="P90"/>
            <text:p text:style-name="P90">puisqu’on a une partie du revenu national qui part a l’etranger via l’importantion</text:p>
            <text:p text:style-name="P90"/>
          </table:table-cell>
        </table:table-row>
      </table:table>
      <text:p text:style-name="P92"/>
      <text:p text:style-name="P92"/>
      <text:p text:style-name="P92"/>
      <text:p text:style-name="P80"><text:span text:style-name="T44">S</text:span><text:span text:style-name="T43">oldge budgétaire T – G = -87.5€ (déficiti)</text:span></text:p>
      <text:p text:style-name="P80"><text:span text:style-name="T43">S</text:span><text:span text:style-name="T53">privée</text:span><text:span text:style-name="T43"> – I</text:span><text:span text:style-name="T53">privée</text:span><text:span text:style-name="T43"> = -212,5€ (déficit)</text:span></text:p>
      <text:p text:style-name="P93">Solde de la balance commercial de la nation ou solde commercial: X – M = -300€ </text:p>
      <text:p text:style-name="P93"/>
      <text:p text:style-name="P93">Equilibre si la nation a un déficit le RDM a un excédant. C’est le cas ?</text:p>
      <text:p text:style-name="P93">Ici l’État est déficitaire et les agents privées également.</text:p>
      <text:p text:style-name="P93">La nation est déficitaire.</text:p>
      <text:p text:style-name="P93">Le RDM a un solde positif donc un excédant de 300€, le RDM couvre/finance le déficit de la nation.</text:p>
      <text:p text:style-name="P93">Le rdm a une capacité de financement de 300€ et la nation a un besoin de financement de 300€.</text:p>
      <text:p text:style-name="P93"/>
      <text:p text:style-name="P93"/>
      <text:p text:style-name="P80"><text:soft-page-break/><text:span text:style-name="T43">L’État decide de reduire sont déficit en </text:span><text:span text:style-name="T49">équilibrant son budget</text:span></text:p>
      <text:p text:style-name="P94"/>
      <text:p text:style-name="P81"><text:span text:style-name="T43">avant on avait la </text:span><text:span text:style-name="T49">P</text:span><text:span text:style-name="T43">olitique expantionniste, la il s’agit de l’inverse :</text:span></text:p>
      <text:p text:style-name="P95">politique d’austérité, politique restrictive, politique économique de maîtrise ou de réduction des dépensees publiques. Elle est souvent alliée a une augmentation de l’imposition. ( on baisse les dépenses de l’État G )</text:p>
      <text:p text:style-name="P95">on réduit les dépenses publiques 120.</text:p>
      <text:p text:style-name="P95"/>
      <text:p text:style-name="P95">On a </text:p>
      <text:p text:style-name="P52"><text:span text:style-name="T39">Δ</text:span><text:span text:style-name="T41">G = -125€</text:span></text:p>
      <text:p text:style-name="P95"/>
      <text:p text:style-name="P52"><text:span text:style-name="T39">Δ</text:span><text:span text:style-name="T41">Y = K * </text:span><text:span text:style-name="T39">Δ</text:span><text:span text:style-name="T41">G = -150</text:span></text:p>
      <text:p text:style-name="P95"/>
      <text:p text:style-name="P95">Y’ = 1100</text:p>
      <text:p text:style-name="P95">T’ = 275</text:p>
      <text:p text:style-name="P55"><text:span text:style-name="T34">Y</text:span><text:span text:style-name="T27">d</text:span><text:span text:style-name="T34"> = 825</text:span></text:p>
      <text:p text:style-name="P95"/>
      <text:p text:style-name="P95">C=760</text:p>
      <text:p text:style-name="P95">S=65</text:p>
      <text:p text:style-name="P95">M=440</text:p>
      <text:p text:style-name="P95"/>
      <text:p text:style-name="P95">→ Solde budgétaire T-G = -5€</text:p>
      <text:p text:style-name="P55"><text:span text:style-name="T34">→ S</text:span><text:span text:style-name="T27">privée</text:span><text:span text:style-name="T34"> – I</text:span><text:span text:style-name="T27">privée</text:span><text:span text:style-name="T34"> = -235€</text:span></text:p>
      <text:p text:style-name="P95">→ Sold commercial = -240€</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text:soft-page-break/>TD3 : Politique monétaire Modèle IS-LM</text:p>
      <text:p text:style-name="P96"/>
      <text:p text:style-name="P96">M<text:span text:style-name="T68">d <text:s/></text:span>= F(Y,r)</text:p>
      <text:p text:style-name="P96"><draw:frame text:anchor-type="paragraph" draw:z-index="61" draw:name="Shape35" draw:style-name="gr4" draw:text-style-name="P109" svg:width="0.682cm" svg:height="0.489cm" svg:x="10.823cm" svg:y="0.469cm"><draw:text-box><text:p>LM</text:p></draw:text-box></draw:frame>M<text:span text:style-name="T68">s </text:span>: Offre et M<text:span text:style-name="T68">d </text:span>: Demande</text:p>
      <text:p text:style-name="P96"><draw:path text:anchor-type="paragraph" draw:z-index="52" draw:name="Shape27" draw:style-name="gr8" draw:text-style-name="P112" svg:width="6.945cm" svg:height="1.74cm" draw:transform="rotate (0.845437489666053) translate (5.78460012738333cm 4.7099364713773cm)" svg:viewBox="0 0 6946 1741" svg:d="M0 15c250-58 481 62 685 175 169 94 275 261 476 338 188 71 338 219 502 337 209 150 467 211 704 310 273 114 543 237 823 330 231 77 453 216 697 217 535 2 1053 54 1595-25 336-49 697 23 1023-99l206-81 191-68 44-39"><text:p/></draw:path><draw:path text:anchor-type="paragraph" draw:z-index="53" draw:name="Shape26" draw:style-name="gr8" draw:text-style-name="P112" svg:width="5.796cm" svg:height="4.896cm" draw:transform="rotate (-1.32034157913371) translate (10.4641670355332cm -0.83437232552479cm)" svg:viewBox="0 0 5797 4897" svg:d="M0 4897c213-22 424-63 633-112 207-47 406-136 625-153 231-17 481-1 692-114 209-112 443-100 647-244 202-142 381-311 553-483 176-176 382-323 559-502 159-161 304-341 460-506 150-159 252-364 407-521 148-151 238-341 364-511 119-163 215-346 311-525 93-175 187-351 273-535 85-182 181-365 204-572l69-119"><text:p/></draw:path><draw:frame text:anchor-type="paragraph" draw:z-index="60" draw:name="Shape34" draw:style-name="gr5" draw:text-style-name="P109" svg:width="0.833cm" svg:height="0.87cm" svg:x="6.061cm" svg:y="0.115cm"><draw:text-box><text:p>IS</text:p></draw:text-box></draw:frame>Equilibre : O = D ↔ M<text:span text:style-name="T68">s</text:span> = M<text:span text:style-name="T68">d</text:span></text:p>
      <text:p text:style-name="P96"><text:span text:style-name="T34"/></text:p>
      <text:p text:style-name="P96"><draw:line text:anchor-type="paragraph" draw:z-index="31" draw:name="Shape23" draw:style-name="gr8" draw:text-style-name="P112" svg:x1="5.022cm" svg:y1="0.219cm" svg:x2="5.022cm" svg:y2="4.094cm"><text:p/></draw:line><draw:frame text:anchor-type="paragraph" draw:z-index="65" draw:name="Shape37" draw:style-name="gr1" draw:text-style-name="P109" svg:width="0.643cm" svg:height="0.548cm" svg:x="4.265cm" svg:y="0.176cm"><draw:text-box><text:p>i</text:p></draw:text-box></draw:frame>IS-LM</text:p>
      <text:p text:style-name="P96"/>
      <text:p text:style-name="P96"/>
      <text:p text:style-name="P96"><draw:line text:anchor-type="paragraph" draw:z-index="56" draw:name="Shape30" draw:style-name="gr7" draw:text-style-name="P111" svg:x1="9.708cm" svg:y1="0.363cm" svg:x2="9.727cm" svg:y2="2.577cm"><text:p/></draw:line><draw:line text:anchor-type="paragraph" draw:z-index="57" draw:name="Shape31" draw:style-name="gr7" draw:text-style-name="P111" svg:x1="5.022cm" svg:y1="0.363cm" svg:x2="9.709cm" svg:y2="0.363cm"><text:p/></draw:line></text:p>
      <text:p text:style-name="P96"/>
      <text:p text:style-name="P96"><draw:line text:anchor-type="paragraph" draw:z-index="54" draw:name="Shape29" draw:style-name="gr8" draw:text-style-name="P113" svg:x1="5.021cm" svg:y1="0.356cm" svg:x2="8.35cm" svg:y2="0.297cm"><text:p/></draw:line><draw:line text:anchor-type="paragraph" draw:z-index="55" draw:name="Shape28_0" draw:style-name="gr8" draw:text-style-name="P112" svg:x1="8.35cm" svg:y1="0.242cm" svg:x2="8.35cm" svg:y2="1.604cm"><text:p/></draw:line></text:p>
      <text:p text:style-name="P96"/>
      <text:p text:style-name="P96"/>
      <text:p text:style-name="P96"><draw:line text:anchor-type="paragraph" draw:z-index="51" draw:name="Shape25" draw:style-name="gr9" draw:text-style-name="P114" svg:x1="5.022cm" svg:y1="0.199cm" svg:x2="10.936cm" svg:y2="0.143cm"><text:p/></draw:line></text:p>
      <text:p text:style-name="P96"><draw:frame text:anchor-type="paragraph" draw:z-index="59" draw:name="Shape33" draw:style-name="gr6" draw:text-style-name="P109" svg:width="0.623cm" svg:height="0.491cm" svg:x="8.084cm" svg:y="0.014cm"><draw:text-box><text:p>Y*</text:p></draw:text-box></draw:frame></text:p>
      <text:p text:style-name="P96"><draw:line text:anchor-type="paragraph" draw:z-index="58" draw:name="Shape32" draw:style-name="gr7" draw:text-style-name="P111" svg:x1="7.535cm" svg:y1="0.301cm" svg:x2="7.535cm" svg:y2="0.245cm"><text:p/></draw:line></text:p>
      <text:p text:style-name="P96">L : Liquidité « préférence par la liquidité »</text:p>
      <text:p text:style-name="P96">M:Offre monnaie</text:p>
      <text:p text:style-name="P96">IS : Equilibre sur le marché : Y = f(r)</text:p>
      <text:p text:style-name="P96">LM:Equilibre sur le marché monétaire</text:p>
      <text:p text:style-name="P96">Pour IS-LM on cherce un point d’équilibre qui va assuré l’équilibre silmultanément dans les deux marchés : marchés des services et marché monétaire.</text:p>
      <text:p text:style-name="P96"/>
      <text:p text:style-name="P96">(Y*, r*) <text:s/>revenu d’équilibre et taux d’intérêt d’équilibre</text:p>
      <text:p text:style-name="P96"/>
      <text:p text:style-name="P98">II- équilibre du modèle IS-LM</text:p>
      <text:p text:style-name="P98">Q1)</text:p>
      <text:p text:style-name="P98"/>
      <text:p text:style-name="P96">Equilibre sur le marché des biens et services. (IS)</text:p>
      <text:p text:style-name="P96">on égalise l’offre des biens et services avec sa demande.</text:p>
      <text:p text:style-name="P96"><text:span text:style-name="T69">IS :</text:span>offre globale = demande globale</text:p>
      <text:p text:style-name="P97"><text:span text:style-name="T69">IS :</text:span>OG = DG</text:p>
      <text:p text:style-name="P98">Y=C+I+G</text:p>
      <text:p text:style-name="P98">Y=10 + 0,5*(Y – T) + 10+0,1*Y – 80* +10</text:p>
      <text:p text:style-name="P98">IS :Y = 62,5 – 200 * i</text:p>
      <text:p text:style-name="P96"/>
      <text:p text:style-name="P96"/>
      <text:p text:style-name="P96">Equilibre sur le marché monétaire.(LM)</text:p>
      <text:p text:style-name="P96">on égalise l’offre de monnaie avec la demande de monnaie</text:p>
      <text:p text:style-name="P96"><text:span text:style-name="T69">LM :</text:span>offre globale = demande globale</text:p>
      <text:p text:style-name="P96">→ OG = DG</text:p>
      <text:p text:style-name="P96">→ M<text:span text:style-name="T68">s</text:span> = M<text:span text:style-name="T68">d</text:span></text:p>
      <text:p text:style-name="P96">→ 20=0.05Y/i</text:p>
      <text:p text:style-name="P96">→ Y=(20 * 100/5) * i </text:p>
      <text:p text:style-name="P96">L<text:span text:style-name="T69">M :</text:span> Y = 400 * i <text:span text:style-name="T69">↔ i = 0,0025*Y</text:span></text:p>
      <text:p text:style-name="P98"/>
      <text:p text:style-name="P98"/>
      <text:p text:style-name="P98"/>
      <text:p text:style-name="P98"/>
      <text:p text:style-name="P98"><draw:custom-shape text:anchor-type="paragraph" draw:z-index="62" draw:name="Shape36" draw:style-name="gr2" draw:text-style-name="P110" svg:width="0.133cm" svg:height="1.135cm" svg:x="0.069cm" svg:y="0.35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oft-page-break/></text:p>
      <text:p text:style-name="P98"><text:tab/>IS :Y = 62,5 – 200 * i</text:p>
      <text:p text:style-name="P97"><text:tab/>L<text:span text:style-name="T69">M :</text:span> Y = 400 * i <text:span text:style-name="T69">↔ i = 0,0025*Y</text:span></text:p>
      <text:p text:style-name="P97"><draw:custom-shape text:anchor-type="paragraph" draw:z-index="63" draw:name="Shape36_0" draw:style-name="gr3" draw:text-style-name="P110" svg:width="0.53cm" svg:height="1.135cm" svg:x="0.069cm" svg:y="0.351cm"><text:p/><draw:enhanced-geometry svg:viewBox="0 0 21600 21600" draw:glue-points="21600 0 0 10800 21600 21600" draw:text-areas="13800 ?f9 21600 ?f10" draw:type="left-brace" draw:modifiers="1800 10632.29813664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8"><text:tab/>62,5 – 200 * i =<text:span text:style-name="T67">400 * i </text:span></text:p>
      <text:p text:style-name="P98"><text:tab/> Y = 62,5 – 200 * 0,0025*Y</text:p>
      <text:p text:style-name="P104"><text:span text:style-name="T50"/></text:p>
      <text:p text:style-name="P106"><draw:custom-shape text:anchor-type="paragraph" draw:z-index="64" draw:name="Shape36_1" draw:style-name="gr2" draw:text-style-name="P110" svg:width="0.133cm" svg:height="1.135cm" svg:x="0.201cm" svg:y="0.06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3"><text:tab/>Y = 62,5/(1+200*0,0025) → Y* = 41,66€</text:span></text:p>
      <text:p text:style-name="P98"><text:tab/>i = 62,5/600 → i* = 0,1042 = 10,4 %</text:p>
      <text:p text:style-name="P98"><text:span text:style-name="T43"/></text:p>
      <text:p text:style-name="P98"/>
      <text:p text:style-name="P98">I* = 10 + 0,1*Y* - 80*i*</text:p>
      <text:p text:style-name="P98">C* = 10 + 0,5(Y* - T)</text:p>
      <text:p text:style-name="P98"/>
      <text:p text:style-name="P98">I* = 10+0,1*41,66 – 80 *0,1042 = 5,83</text:p>
      <text:p text:style-name="P98">C* = 10 + 0,5*(41,66 – 10) = 25,83</text:p>
      <text:p text:style-name="P102">Epargne : S = Yd – C =<text:span text:style-name="T71">41,66-25,83 = 15,82</text:span></text:p>
      <text:p text:style-name="P98"/>
      <text:p text:style-name="P98">Et on a :Y* = C* + I* + G*</text:p>
      <text:p text:style-name="P98"/>
      <text:p text:style-name="P98">Lien entre IS et LM</text:p>
      <text:p text:style-name="P98">IS décroissante LM croissante</text:p>
      <text:p text:style-name="P98"/>
      <text:p text:style-name="P98"/>
      <text:p text:style-name="P99">Impact sur le modèle IS-LM</text:p>
      <text:p text:style-name="P98">Politique budgétaire expantionniste, politique de relance (on augmente les dépenses publiques)</text:p>
      <text:p text:style-name="P104"><text:span text:style-name="T50">donc G augmente, le i* (taux d’intérêt) va augmenter, augmentation du revenu </text:span><text:span text:style-name="T51">Y*</text:span><text:span text:style-name="T50">,la consommation augmente et les investissement diminuent</text:span></text:p>
      <text:p text:style-name="P107"><text:span text:style-name="T50">C</text:span><text:span text:style-name="T43">ela implique</text:span></text:p>
      <text:p text:style-name="P107"><text:span text:style-name="T43">augmentation du revenu alimente une hausse de la consommation d’après le modèle</text:span></text:p>
      <text:p text:style-name="P107"><text:span text:style-name="T43">déplacement de la courbe IS vers la droite</text:span></text:p>
      <text:p text:style-name="P107"><text:span text:style-name="T43">effet d’éviction : phénomène économique caractérisé par une baisse de l’investissement et de la consommation privée qui serait provoquée par une hausse des dépenses publiques.</text:span></text:p>
      <text:p text:style-name="P100"><text:span text:style-name="T70">(</text:span>politique restrictive ou d’austérité on diminue les dépenses publiques<text:span text:style-name="T70">)</text:span></text:p>
      <text:p text:style-name="P100"/>
      <text:p text:style-name="P101">G’ = 20</text:p>
      <text:p text:style-name="P99">Y=C+I+G’</text:p>
      <text:p text:style-name="P99">Y=10 + 0,5*(Y – T) + 10+0,1*Y – 80*<text:span text:style-name="T70">i</text:span> +<text:span text:style-name="T70">20</text:span></text:p>
      <text:p text:style-name="P101">IS : Y = 87,5 – 200 * i</text:p>
      <text:p text:style-name="P101"/>
      <text:p text:style-name="P101">Y’=58,33</text:p>
      <text:p text:style-name="P101">I’=4,16</text:p>
      <text:p text:style-name="P101">C’=34,16</text:p>
      <text:p text:style-name="P101">i’=14,58 %</text:p>
      <text:p text:style-name="P101"/>
      <text:p text:style-name="P103">La consommation a augmenté</text:p>
      <text:p text:style-name="P101">le taux d’intérêt a augmenté donc le niveaux d’investissement diminue</text:p>
      <text:p text:style-name="P101"/>
      <text:p text:style-name="P103">Cependant, l’épargne augmente</text:p>
      <text:p text:style-name="P101">Epargne : S = Yd – C =<text:span text:style-name="T71">58,33-34,16=24,17</text:span></text:p>
      <text:p text:style-name="P103"><text:soft-page-break/>Si une variable de IS qui bouge cela impact direcement LM</text:p>
      <text:p text:style-name="P103">Transaction, spéculation</text:p>
      <text:p text:style-name="P103"/>
      <text:p text:style-name="P105"><text:span text:style-name="T52">l’augmentation du revenu national Y, va augmenter la demande de monnaie M</text:span><text:span text:style-name="T55">d </text:span><text:span text:style-name="T52">.</text:span></text:p>
      <text:p text:style-name="P108"><text:span text:style-name="T43">Le taux d’intérêt sera la variable d’ajustement pour conserver l’équilibre entre offre de monnaie et la demande.</text:span></text:p>
      <text:p text:style-name="P108"><text:span text:style-name="T43">Donc on a une augmentation des taux d’intérêts et une diminution des investissements.</text:span></text:p>
      <text:p text:style-name="P108"><text:span text:style-name="T43">Et la diminution des investissements entraine la baisse des revenus</text:span></text:p>
      <text:p text:style-name="P108"><text:span text:style-name="T43">car Y = C+I+G</text:span></text:p>
      <text:p text:style-name="P108"><text:span text:style-name="T43">La diminution étant moins importante que l’augmentation initiale, nous avons donc un effet positif sur le revenu.</text:span></text:p>
      <text:p text:style-name="P108"><text:span text:style-name="T43">Taux d’intérêt stable pour éliminer l’effet d’éviction (effet négatif)</text:span></text:p>
      <text:p text:style-name="P108"><text:span text:style-name="T43"/></text:p>
      <text:p text:style-name="P108"><text:span text:style-name="T43">La banque centrale peut augmenter l’offre de monnaie, elle adopte une politique expantioniste</text:span></text:p>
      <text:p text:style-name="P108"><text:span text:style-name="T43"/></text:p>
      <text:p text:style-name="P108"><text:span text:style-name="T43">Théorie : l’offre de monnaie le bouge pas, ce qui n’est pas le cas dans la réalité</text:span></text:p>
      <text:p text:style-name="P108"><text:span text:style-name="T43">On peut avoir de l’inflation avec des taux d’intérêts assez faibles comme actuellement en France.</text:span></text:p>
      <text:p text:style-name="P108"><text:span text:style-name="T43"/></text:p>
      <text:p text:style-name="P108"><text:span text:style-name="T43"/></text:p>
      <text:p text:style-name="P101"/>
      <text:p text:style-name="P98"/>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P2" style:family="paragraph">
      <style:paragraph-properties fo:text-align="center"/>
    </style:style>
    <style:style style:name="MT1" style:family="text">
      <style:text-properties officeooo:rsid="000dcd36"/>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0" draw:name="Shape24" draw:style-name="Mgr1" draw:text-style-name="MP2" svg:x1="12.07cm" svg:y1="0.176cm" svg:x2="12.07cm" svg:y2="0.12cm"><text:p/></draw:line><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0-18T12:12:59.470588394</dc:date>
    <meta:editing-duration>PT8H50M39S</meta:editing-duration>
    <meta:editing-cycles>22</meta:editing-cycles>
    <meta:generator>LibreOffice/6.4.7.2$Linux_X86_64 LibreOffice_project/40$Build-2</meta:generator>
    <meta:document-statistic meta:table-count="4" meta:image-count="0" meta:object-count="0" meta:page-count="19" meta:paragraph-count="452" meta:word-count="4032" meta:character-count="21712" meta:non-whitespace-character-count="17884"/>
  </office:meta>
</office:document-meta>
</file>